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layout-cache" manifest:media-type="application/binary"/>
  <manifest:file-entry manifest:full-path="Object 7/styles.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manifest.rdf" manifest:media-type="application/rdf+xml"/>
  <manifest:file-entry manifest:full-path="Object 1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Replacements/Object 8" manifest:media-type=""/>
  <manifest:file-entry manifest:full-path="ObjectReplacements/Object 7" manifest:media-type=""/>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9" manifest:media-type=""/>
  <manifest:file-entry manifest:full-path="ObjectReplacements/Object 2" manifest:media-type=""/>
  <manifest:file-entry manifest:full-path="ObjectReplacements/Object 1"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11" manifest:media-type=""/>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meta.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manifest.rdf" manifest:media-type="application/rdf+xml"/>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paragraph-rsid="000f2d1e" style:font-size-asian="11pt" style:font-size-complex="11pt"/>
    </style:style>
    <style:style style:name="P3" style:family="paragraph" style:parent-style-name="Standard">
      <style:text-properties style:font-name="Arial" fo:font-size="11pt" officeooo:rsid="001240a7" officeooo:paragraph-rsid="001240a7" style:font-size-asian="11pt" style:font-size-complex="11pt"/>
    </style:style>
    <style:style style:name="P4" style:family="paragraph" style:parent-style-name="Standard">
      <style:paragraph-properties fo:line-height="115%" fo:text-align="justify" style:justify-single-word="false"/>
      <style:text-properties style:font-name="Arial" fo:font-size="11pt" officeooo:paragraph-rsid="000f2d1e" style:font-size-asian="11pt" style:font-size-complex="11pt"/>
    </style:style>
    <style:style style:name="P5" style:family="paragraph" style:parent-style-name="Standard">
      <style:text-properties style:font-name="Arial" fo:font-size="11pt" fo:font-style="italic" officeooo:rsid="001240a7" officeooo:paragraph-rsid="001240a7" style:font-size-asian="11pt" style:font-style-asian="italic" style:font-size-complex="11pt" style:font-style-complex="italic"/>
    </style:style>
    <style:style style:name="P6" style:family="paragraph" style:parent-style-name="Standard">
      <style:paragraph-properties fo:line-height="115%" fo:text-align="justify" style:justify-single-word="false"/>
      <style:text-properties style:font-name="Arial" fo:font-size="12pt" officeooo:paragraph-rsid="000f2d1e" style:font-size-asian="12pt" style:font-size-complex="12pt"/>
    </style:style>
    <style:style style:name="P7" style:family="paragraph" style:parent-style-name="Text_20_body">
      <style:text-properties style:font-name="Arial" fo:font-size="11pt" officeooo:rsid="000bf91c" officeooo:paragraph-rsid="000bf91c" style:font-size-asian="11pt" style:font-size-complex="11pt"/>
    </style:style>
    <style:style style:name="P8" style:family="paragraph" style:parent-style-name="Text_20_body">
      <style:text-properties style:font-name="Arial" fo:font-size="11pt" officeooo:rsid="001cc79a" officeooo:paragraph-rsid="001cc79a" style:font-size-asian="11pt" style:font-size-complex="11pt"/>
    </style:style>
    <style:style style:name="P9" style:family="paragraph" style:parent-style-name="Text_20_body">
      <style:paragraph-properties fo:line-height="115%"/>
      <style:text-properties style:font-name="Arial" fo:font-size="12pt" officeooo:rsid="000bf91c" officeooo:paragraph-rsid="000bf91c" style:font-size-asian="12pt" style:font-size-complex="12pt"/>
    </style:style>
    <style:style style:name="P10" style:family="paragraph" style:parent-style-name="Text_20_body">
      <style:paragraph-properties fo:line-height="115%" fo:text-align="justify" style:justify-single-word="false"/>
      <style:text-properties style:font-name="Arial" fo:font-size="12pt" officeooo:rsid="000bf91c" officeooo:paragraph-rsid="000bf91c" style:font-size-asian="12pt" style:font-size-complex="12pt"/>
    </style:style>
    <style:style style:name="T1" style:family="text">
      <style:text-properties officeooo:rsid="0012ecd5"/>
    </style:style>
    <style:style style:name="T2" style:family="text">
      <style:text-properties officeooo:rsid="00192252"/>
    </style:style>
    <style:style style:name="T3" style:family="text">
      <style:text-properties fo:font-size="12pt" officeooo:rsid="001240a7" style:font-size-asian="12pt" style:font-size-complex="12pt"/>
    </style:style>
    <style:style style:name="T4" style:family="text">
      <style:text-properties fo:font-size="12pt" officeooo:rsid="001fac8a" style:font-size-asian="12pt" style:font-size-complex="12pt"/>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iscente: Ronaldo Tafarel Pereira de Souza</text:p>
      <text:p text:style-name="P9">RGM: 35043</text:p>
      <text:p text:style-name="P9">Data: 03/08/2017</text:p>
      <text:p text:style-name="P9">Matéria: Algoritmos e suas estruturas de dados II</text:p>
      <text:p text:style-name="P9"/>
      <text:p text:style-name="P9"/>
      <text:p text:style-name="P9"/>
      <text:p text:style-name="P10"><text:tab/><text:tab/><text:tab/><text:tab/><text:tab/><text:tab/>Algoritmos de Ordenação</text:p>
      <text:p text:style-name="P10"><text:tab/>O problema de ordenação está presente em nossa vida corriqueira, como listar os alunos de uma turma, ordenar as notas de uma prova X, listar candidatos aprovados em concurso por nota, nome, e etc. Dessa forma foram criados alguns algoritmos de ordenação como a ordenação bolha (Bubble Sort), ordenação por inserção(Insertion Sort), ordenação por intercalação(Mergesort), e a ordenação rápida(Quicksort). É fácil comparar dois algoritmos quando aplicados a uma mesma massa de dados, mas isso a depender da quantidade essa comparação pode não ser muito útil, pois o comportamento dos algoritmos podem não ter muita diferença, com isso, vamos verificar alguns teste desses algoritmos com entradas grandes e variadas.</text:p>
      <text:p text:style-name="P7"><draw:frame draw:style-name="fr1" draw:name="Object1" text:anchor-type="paragraph" svg:x="0.31cm" svg:y="0.041cm" svg:width="7.742cm" svg:height="4.907cm" draw:z-index="0"><draw:object xlink:href="./Object 1" xlink:type="simple" xlink:show="embed" xlink:actuate="onLoad"/><draw:image xlink:href="./ObjectReplacements/Object 1" xlink:type="simple" xlink:show="embed" xlink:actuate="onLoad"/></draw:frame><draw:frame draw:style-name="fr1" draw:name="Object2" text:anchor-type="paragraph" svg:x="8.765cm" svg:y="-0.055cm" svg:width="7.172cm" svg:height="4.976cm" draw:z-index="1"><draw:object xlink:href="./Object 2" xlink:type="simple" xlink:show="embed" xlink:actuate="onLoad"/><draw:image xlink:href="./ObjectReplacements/Object 2" xlink:type="simple" xlink:show="embed" xlink:actuate="onLoad"/></draw:frame></text:p>
      <text:p text:style-name="P7"/>
      <text:p text:style-name="P7"/>
      <text:p text:style-name="P7"/>
      <text:p text:style-name="P7"/>
      <text:p text:style-name="P7"/>
      <text:p text:style-name="P7"/>
      <text:p text:style-name="P8"><draw:frame draw:style-name="fr1" draw:name="Object3" text:anchor-type="paragraph" svg:x="0.337cm" svg:y="0.074cm" svg:width="7.53cm" svg:height="5.039cm" draw:z-index="2"><draw:object xlink:href="./Object 3" xlink:type="simple" xlink:show="embed" xlink:actuate="onLoad"/><draw:image xlink:href="./ObjectReplacements/Object 3" xlink:type="simple" xlink:show="embed" xlink:actuate="onLoad"/></draw:frame><draw:frame draw:style-name="fr1" draw:name="Object4" text:anchor-type="paragraph" svg:x="8.643cm" svg:y="-0.116cm" svg:width="7.389cm" svg:height="5.283cm" draw:z-index="3"><draw:object xlink:href="./Object 4" xlink:type="simple" xlink:show="embed" xlink:actuate="onLoad"/><draw:image xlink:href="./ObjectReplacements/Object 4" xlink:type="simple" xlink:show="embed" xlink:actuate="onLoad"/></draw:frame></text:p>
      <text:p text:style-name="P8"/>
      <text:p text:style-name="P8"/>
      <text:p text:style-name="P8"/>
      <text:p text:style-name="P7"/>
      <text:p text:style-name="P7"/>
      <text:p text:style-name="P7"/>
      <text:p text:style-name="P7"/>
      <text:p text:style-name="P7"/>
      <text:p text:style-name="P7"/>
      <text:p text:style-name="P7"><text:soft-page-break/></text:p>
      <text:p text:style-name="P7"><draw:frame draw:style-name="fr1" draw:name="Object5" text:anchor-type="paragraph" svg:x="0.161cm" svg:y="-0.296cm" svg:width="7.151cm" svg:height="4.404cm" draw:z-index="4"><draw:object xlink:href="./Object 5" xlink:type="simple" xlink:show="embed" xlink:actuate="onLoad"/><draw:image xlink:href="./ObjectReplacements/Object 5" xlink:type="simple" xlink:show="embed" xlink:actuate="onLoad"/></draw:frame><draw:frame draw:style-name="fr1" draw:name="Object10" text:anchor-type="paragraph" svg:x="9.527cm" svg:y="-0.323cm" svg:width="7.124cm" svg:height="4.695cm" draw:z-index="5"><draw:object xlink:href="./Object 10" xlink:type="simple" xlink:show="embed" xlink:actuate="onLoad"/><draw:image xlink:href="./ObjectReplacements/Object 10" xlink:type="simple" xlink:show="embed" xlink:actuate="onLoad"/></draw:frame></text:p>
      <text:p text:style-name="P7"/>
      <text:p text:style-name="P7"/>
      <text:p text:style-name="P7"/>
      <text:p text:style-name="P7"/>
      <text:p text:style-name="P7"/>
      <text:p text:style-name="P7"><draw:frame draw:style-name="fr1" draw:name="Object6" text:anchor-type="paragraph" svg:x="-0.042cm" svg:y="0.358cm" svg:width="8.46cm" svg:height="5.068cm" draw:z-index="9"><draw:object xlink:href="./Object 6" xlink:type="simple" xlink:show="embed" xlink:actuate="onLoad"/><draw:image xlink:href="./ObjectReplacements/Object 6" xlink:type="simple" xlink:show="embed" xlink:actuate="onLoad"/></draw:frame><draw:frame draw:style-name="fr1" draw:name="Object7" text:anchor-type="paragraph" svg:x="9.082cm" svg:y="0.37cm" svg:width="8.543cm" svg:height="4.976cm" draw:z-index="10"><draw:object xlink:href="./Object 7" xlink:type="simple" xlink:show="embed" xlink:actuate="onLoad"/><draw:image xlink:href="./ObjectReplacements/Object 7" xlink:type="simple" xlink:show="embed" xlink:actuate="onLoad"/></draw:frame></text:p>
      <text:p text:style-name="P7"/>
      <text:p text:style-name="P7"/>
      <text:p text:style-name="P7"/>
      <text:p text:style-name="P7"/>
      <text:p text:style-name="P7"/>
      <text:p text:style-name="P7"/>
      <text:p text:style-name="P1"><draw:frame draw:style-name="fr1" draw:name="Object11" text:anchor-type="paragraph" svg:x="8.95cm" svg:y="0.397cm" svg:width="8.442cm" svg:height="7.313cm" draw:z-index="6"><draw:object xlink:href="./Object 11" xlink:type="simple" xlink:show="embed" xlink:actuate="onLoad"/><draw:image xlink:href="./ObjectReplacements/Object 11" xlink:type="simple" xlink:show="embed" xlink:actuate="onLoad"/></draw:frame></text:p>
      <text:p text:style-name="P2"><draw:frame draw:style-name="fr1" draw:name="Object8" text:anchor-type="paragraph" svg:x="-0.39cm" svg:y="0.319cm" svg:width="8.834cm" svg:height="5.487cm" draw:z-index="11"><draw:object xlink:href="./Object 8" xlink:type="simple" xlink:show="embed" xlink:actuate="onLoad"/><draw:image xlink:href="./ObjectReplacements/Object 8"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Object12" text:anchor-type="paragraph" svg:x="0.125cm" svg:y="0.088cm" svg:width="7.874cm" svg:height="7.622cm" draw:z-index="7"><draw:object xlink:href="./Object 12" xlink:type="simple" xlink:show="embed" xlink:actuate="onLoad"/><draw:image xlink:href="./ObjectReplacements/Object 12" xlink:type="simple" xlink:show="embed" xlink:actuate="onLoad"/></draw:frame></text:p>
      <text:p text:style-name="P2"/>
      <text:p text:style-name="P2"><draw:frame draw:style-name="fr1" draw:name="Object9" text:anchor-type="paragraph" svg:x="9.029cm" svg:y="0.12cm" svg:width="8.548cm" svg:height="6.749cm" draw:z-index="8"><draw:object xlink:href="./Object 9" xlink:type="simple" xlink:show="embed" xlink:actuate="onLoad"/><draw:image xlink:href="./ObjectReplacements/Object 9"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Legenda: <text:s/></text:p>
      <text:p text:style-name="P5"><text:tab/>PF – Pivô final</text:p>
      <text:p text:style-name="P5"><text:tab/>PA – Pivô aleatório</text:p>
      <text:p text:style-name="P5"><text:tab/>PM3 – Pivô Mediana de 3</text:p>
      <text:p text:style-name="P5"><text:tab/>LE – Lista encadeada</text:p>
      <text:p text:style-name="P5"><text:tab/>M - Melhorado</text:p>
      <text:p text:style-name="P3"><text:tab/></text:p>
      <text:p text:style-name="P3"/>
      <text:p text:style-name="P4"><text:tab/><text:span text:style-name="T3">A partir dessas tabelas, vemos o tempo de execução dos algoritmos com vários tipos de entradas, com elementos dispostos aleatoriamente, elementos ordenados crescentemente, e elementos ordenados decrescentemente. É interessante mencionar que ao ordenarmos um número grande de elementos, </text:span><text:span text:style-name="T4">os</text:span><text:span text:style-name="T3"> algoritmos </text:span><text:span text:style-name="T4">começam a se</text:span><text:span text:style-name="T3"> comportar de forma </text:span><text:span text:style-name="T4">tal forma que podemos ver a diferença de um para o outro</text:span><text:span text:style-name="T3">. O bubble sort, por exemplo, quando ordenamos com 10.000 elementos, para os três tipos de entrada, não vemos muita diferença, já com 100.000 elementos, a diferença é de segundos, como podemos ver na tabela, o aleatório demora 50,43s, o decrescente 47s, e o crescente é de 23s, uma diferença absurda, já que ele percorre a mesma quantidade de vezes para o mesmo número de entradas. E por que isso ocorre? Bem, como possui uma troca para os elementos caso um maior esteja atrás de um menor, isso não ocorre, o que economiza bastante o tempo, ocasionando essa diferença.</text:span></text:p>
      <text:p text:style-name="P6"><text:tab/><text:span text:style-name="T1">O quick sort vai depender muito da forma que se obtem o pivô, para que independete da disposição dos elementos que iremos ordenar, ele faça o mais rápido possível. Dessa forma, a escolha do pivô sendo sempre o último elemento, pode nos prender, caso os elementos já estão em alguma ordem, crescente, ou decrescente, o nosso pivô pode ser o maior, ou o menor elemento, dessa forma, teremos sempre o decréscimo somente de um elemento, pois ou vão estar todos os elementos maiores a direita, ou os menores já à esquerda.</text:span></text:p>
      <text:p text:style-name="P6"><text:tab/><text:span text:style-name="T2">Se olharmos bem, veremos que o quck sort será o mais rápido, em todas as situações, basta conhecermos o arquivo que iremos ordenar para direciona-lo a obter um pivô o qual divida bem a quantidade de elementos, pois quanto mais próximo da mediana obter-mos a ordenação será mais rápida, pois executaria em tempo log 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8T10:37:19.616352033</meta:creation-date>
    <dc:date>2017-08-09T11:01:56.772214608</dc:date>
    <meta:editing-duration>PT33M45S</meta:editing-duration>
    <meta:editing-cycles>6</meta:editing-cycles>
    <meta:generator>LibreOffice/5.1.4.2$Linux_X86_64 LibreOffice_project/10m0$Build-2</meta:generator>
    <meta:document-statistic meta:table-count="0" meta:image-count="0" meta:object-count="12" meta:page-count="3" meta:paragraph-count="16" meta:word-count="449" meta:character-count="2760" meta:non-whitespace-character-count="23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1.9mm"/>
    </style:style>
    <style:style style:name="co2" style:family="table-column">
      <style:table-column-properties fo:break-before="auto" style:column-width="22.58mm"/>
    </style:style>
    <style:style style:name="ro1" style:family="table-row">
      <style:table-row-properties style:row-height="6.86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data-style-name="N108">
      <style:text-properties style:text-position=""/>
    </style:style>
    <style:style style:name="ce6" style:family="table-cell" style:parent-style-name="Default" style:data-style-name="N108">
      <style:text-properties style:text-position="" style:font-name="Liberation Sans" style:font-name-asian="Noto Sans CJK SC Regular" style:font-name-complex="FreeSans"/>
    </style:style>
    <style:style style:name="ce7"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08"/>
    <style:style style:name="ce12"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10000" table:style-name="ta1">
        <table:table-column table:style-name="co1" table:default-cell-style-name="ce9"/>
        <table:table-column table:style-name="co2" table:visibility="collapse" table:number-columns-repeated="3" table:default-cell-style-name="Default"/>
        <table:table-column table:style-name="co2" table:default-cell-style-name="ce11"/>
        <table:table-row table:style-name="ro1">
          <table:table-cell table:style-name="ce7" office:value-type="string" calcext:value-type="string">
            <text:p>Algoritmos de ordenação 10.000 A</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office:value-type="string" calcext:value-type="string">
            <text:p>media </text:p>
          </table:table-cell>
        </table:table-row>
        <table:table-row table:style-name="ro2">
          <table:table-cell table:style-name="ce8" office:value-type="string" calcext:value-type="string">
            <text:p>Bubble Sort</text:p>
          </table:table-cell>
          <table:table-cell table:style-name="ce8" office:value-type="float" office:value="0.538991" calcext:value-type="float">
            <text:p>0,538991</text:p>
          </table:table-cell>
          <table:table-cell table:style-name="ce10" office:value-type="float" office:value="0.545386" calcext:value-type="float">
            <text:p>0,545386</text:p>
          </table:table-cell>
          <table:table-cell office:value-type="float" office:value="0.539593" calcext:value-type="float">
            <text:p>0,539593</text:p>
          </table:table-cell>
          <table:table-cell table:formula="of:=SUM([.B2];[.C2];[.D2])/3" office:value-type="float" office:value="0.541323333333333" calcext:value-type="float">
            <text:p>0,541323</text:p>
          </table:table-cell>
        </table:table-row>
        <table:table-row table:style-name="ro2">
          <table:table-cell office:value-type="string" calcext:value-type="string">
            <text:p>Bubble Sort M</text:p>
          </table:table-cell>
          <table:table-cell office:value-type="float" office:value="0.409331" calcext:value-type="float">
            <text:p>0,409331</text:p>
          </table:table-cell>
          <table:table-cell office:value-type="float" office:value="0.403205" calcext:value-type="float">
            <text:p>0,403205</text:p>
          </table:table-cell>
          <table:table-cell office:value-type="string" calcext:value-type="string">
            <text:p>0.,410557</text:p>
          </table:table-cell>
          <table:table-cell table:formula="of:=AVERAGE([.B3:.D3])" office:value-type="float" office:value="0.406268" calcext:value-type="float">
            <text:p>0,406268</text:p>
          </table:table-cell>
        </table:table-row>
        <table:table-row table:style-name="ro2">
          <table:table-cell office:value-type="string" calcext:value-type="string">
            <text:p>Insertion Sort</text:p>
          </table:table-cell>
          <table:table-cell office:value-type="float" office:value="0.120378" calcext:value-type="float">
            <text:p>0,120378</text:p>
          </table:table-cell>
          <table:table-cell office:value-type="float" office:value="0.123129" calcext:value-type="float">
            <text:p>0,123129</text:p>
          </table:table-cell>
          <table:table-cell office:value-type="float" office:value="0.116979" calcext:value-type="float">
            <text:p>0,116979</text:p>
          </table:table-cell>
          <table:table-cell table:formula="of:=AVERAGE([.B4:.D4])" office:value-type="float" office:value="0.120162" calcext:value-type="float">
            <text:p>0,120162</text:p>
          </table:table-cell>
        </table:table-row>
        <table:table-row table:style-name="ro2">
          <table:table-cell office:value-type="string" calcext:value-type="string">
            <text:p>Quicksort PF</text:p>
          </table:table-cell>
          <table:table-cell office:value-type="float" office:value="0.002079" calcext:value-type="float">
            <text:p>0,002079</text:p>
          </table:table-cell>
          <table:table-cell office:value-type="float" office:value="0.002096" calcext:value-type="float">
            <text:p>0,002096</text:p>
          </table:table-cell>
          <table:table-cell office:value-type="float" office:value="0.002144" calcext:value-type="float">
            <text:p>0,002144</text:p>
          </table:table-cell>
          <table:table-cell table:formula="of:=AVERAGE([.B5:.D5])" office:value-type="float" office:value="0.00210633333333333" calcext:value-type="float">
            <text:p>0,002106</text:p>
          </table:table-cell>
        </table:table-row>
        <table:table-row table:style-name="ro2">
          <table:table-cell office:value-type="string" calcext:value-type="string">
            <text:p>Quicksort PA </text:p>
          </table:table-cell>
          <table:table-cell office:value-type="float" office:value="0.015303" calcext:value-type="float">
            <text:p>0,015303</text:p>
          </table:table-cell>
          <table:table-cell office:value-type="float" office:value="0.015358" calcext:value-type="float">
            <text:p>0,015358</text:p>
          </table:table-cell>
          <table:table-cell office:value-type="float" office:value="0.015173" calcext:value-type="float">
            <text:p>0,015173</text:p>
          </table:table-cell>
          <table:table-cell table:style-name="ce12" table:formula="of:=AVERAGE([.B6:.D6])" office:value-type="float" office:value="0.015278" calcext:value-type="float">
            <text:p>0,015278</text:p>
          </table:table-cell>
        </table:table-row>
        <table:table-row table:style-name="ro2">
          <table:table-cell office:value-type="string" calcext:value-type="string">
            <text:p>Quicksort PM3</text:p>
          </table:table-cell>
          <table:table-cell office:value-type="float" office:value="0.002425" calcext:value-type="float">
            <text:p>0,002425</text:p>
          </table:table-cell>
          <table:table-cell office:value-type="float" office:value="0.002598" calcext:value-type="float">
            <text:p>0,002598</text:p>
          </table:table-cell>
          <table:table-cell office:value-type="float" office:value="0.002604" calcext:value-type="float">
            <text:p>0,002604</text:p>
          </table:table-cell>
          <table:table-cell table:style-name="ce12" table:formula="of:=AVERAGE([.B7:.D7])" office:value-type="float" office:value="0.00254233333333333" calcext:value-type="float">
            <text:p>0,002542</text:p>
          </table:table-cell>
        </table:table-row>
        <table:table-row table:style-name="ro2">
          <table:table-cell office:value-type="string" calcext:value-type="string">
            <text:p>Heapsort</text:p>
          </table:table-cell>
          <table:table-cell office:value-type="float" office:value="0.004792" calcext:value-type="float">
            <text:p>0,004792</text:p>
          </table:table-cell>
          <table:table-cell office:value-type="float" office:value="0.00454" calcext:value-type="float">
            <text:p>0,00454</text:p>
          </table:table-cell>
          <table:table-cell office:value-type="float" office:value="0.005228" calcext:value-type="float">
            <text:p>0,005228</text:p>
          </table:table-cell>
          <table:table-cell table:style-name="ce12" table:formula="of:=AVERAGE([.B8:.D8])" office:value-type="float" office:value="0.00485333333333333" calcext:value-type="float">
            <text:p>0,004853</text:p>
          </table:table-cell>
        </table:table-row>
        <table:table-row table:style-name="ro2">
          <table:table-cell office:value-type="string" calcext:value-type="string">
            <text:p>Bubble Sort Melhorado <text:s/>LE</text:p>
          </table:table-cell>
          <table:table-cell office:value-type="float" office:value="0.443848" calcext:value-type="float">
            <text:p>0,443848</text:p>
          </table:table-cell>
          <table:table-cell office:value-type="float" office:value="0.430414" calcext:value-type="float">
            <text:p>0,430414</text:p>
          </table:table-cell>
          <table:table-cell office:value-type="float" office:value="0.438728" calcext:value-type="float">
            <text:p>0,438728</text:p>
          </table:table-cell>
          <table:table-cell table:style-name="ce12" table:formula="of:=AVERAGE([.B9:.D9])" office:value-type="float" office:value="0.437663333333333" calcext:value-type="float">
            <text:p>0,437663</text:p>
          </table:table-cell>
        </table:table-row>
        <table:table-row table:style-name="ro2">
          <table:table-cell office:value-type="string" calcext:value-type="string">
            <text:p>Insertion Sort LE</text:p>
          </table:table-cell>
          <table:table-cell office:value-type="float" office:value="0.153095" calcext:value-type="float">
            <text:p>0,153095</text:p>
          </table:table-cell>
          <table:table-cell office:value-type="float" office:value="0.161487" calcext:value-type="float">
            <text:p>0,161487</text:p>
          </table:table-cell>
          <table:table-cell office:value-type="float" office:value="0.16967" calcext:value-type="float">
            <text:p>0,16967</text:p>
          </table:table-cell>
          <table:table-cell table:style-name="ce12" table:formula="of:=AVERAGE([.B10:.D10])" office:value-type="float" office:value="0.161417333333333" calcext:value-type="float">
            <text:p>0,161417</text:p>
          </table:table-cell>
        </table:table-row>
        <table:table-row table:style-name="ro2">
          <table:table-cell office:value-type="string" calcext:value-type="string">
            <text:p>Quicksort Pivô no Final LE</text:p>
          </table:table-cell>
          <table:table-cell table:number-columns-repeated="3"/>
          <table:table-cell table:formula="of:=AVERAGE([.B11:.D11])" office:value-type="string" office:string-value="" calcext:value-type="error">
            <text:p>#DIV/0!</text:p>
          </table:table-cell>
        </table:table-row>
        <table:table-row table:style-name="ro2">
          <table:table-cell office:value-type="string" calcext:value-type="string">
            <text:p>MergeSort</text:p>
          </table:table-cell>
          <table:table-cell office:value-type="float" office:value="0.010555" calcext:value-type="float">
            <text:p>0,010555</text:p>
          </table:table-cell>
          <table:table-cell office:value-type="float" office:value="0.01143" calcext:value-type="float">
            <text:p>0,01143</text:p>
          </table:table-cell>
          <table:table-cell office:value-type="float" office:value="0.011466" calcext:value-type="float">
            <text:p>0,011466</text:p>
          </table:table-cell>
          <table:table-cell table:formula="of:=AVERAGE([.B12:.D12])" office:value-type="float" office:value="0.0111503333333333" calcext:value-type="float">
            <text:p>0,01115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12:02.50961256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data-style-name="N108"/>
    <style:style style:name="ce6"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100000" table:style-name="ta1">
        <table:table-column table:style-name="co1" table:default-cell-style-name="Default"/>
        <table:table-column table:style-name="co2" table:visibility="collapse" table:number-columns-repeated="3" table:default-cell-style-name="Default"/>
        <table:table-column table:style-name="co2" table:default-cell-style-name="Default"/>
        <table:table-row table:style-name="ro1" table:number-rows-repeated="28">
          <table:table-cell table:number-columns-repeated="5"/>
        </table:table-row>
        <table:table-row table:style-name="ro2">
          <table:table-cell table:style-name="ce1" office:value-type="string" calcext:value-type="string">
            <text:p>Algoritmos de ordenação 100.000 D</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table:style-name="ce5" office:value-type="string" calcext:value-type="string">
            <text:p>media </text:p>
          </table:table-cell>
        </table:table-row>
        <table:table-row table:style-name="ro2">
          <table:table-cell table:style-name="ce2" office:value-type="string" calcext:value-type="string">
            <text:p>Bubble Sort</text:p>
          </table:table-cell>
          <table:table-cell table:style-name="ce2" office:value-type="float" office:value="47.287314" calcext:value-type="float">
            <text:p>47,287314</text:p>
          </table:table-cell>
          <table:table-cell table:style-name="ce4" office:value-type="float" office:value="47.052311" calcext:value-type="float">
            <text:p>47,052311</text:p>
          </table:table-cell>
          <table:table-cell office:value-type="float" office:value="47.272473" calcext:value-type="float">
            <text:p>47,272473</text:p>
          </table:table-cell>
          <table:table-cell table:style-name="ce5" table:formula="of:=AVERAGE([.B30:.D30])" office:value-type="float" office:value="47.2040326666667" calcext:value-type="float">
            <text:p>47,204033</text:p>
          </table:table-cell>
        </table:table-row>
        <table:table-row table:style-name="ro2">
          <table:table-cell table:style-name="ce3" office:value-type="string" calcext:value-type="string">
            <text:p>Bubble Sort M</text:p>
          </table:table-cell>
          <table:table-cell office:value-type="float" office:value="36.104097" calcext:value-type="float">
            <text:p>36,104097</text:p>
          </table:table-cell>
          <table:table-cell office:value-type="float" office:value="35.806287" calcext:value-type="float">
            <text:p>35,806287</text:p>
          </table:table-cell>
          <table:table-cell office:value-type="float" office:value="36.1922" calcext:value-type="float">
            <text:p>36,1922</text:p>
          </table:table-cell>
          <table:table-cell table:style-name="ce5" table:formula="of:=AVERAGE([.B31:.D31])" office:value-type="float" office:value="36.0341946666667" calcext:value-type="float">
            <text:p>36,034195</text:p>
          </table:table-cell>
        </table:table-row>
        <table:table-row table:style-name="ro2">
          <table:table-cell table:style-name="ce3" office:value-type="string" calcext:value-type="string">
            <text:p>Insertion Sort</text:p>
          </table:table-cell>
          <table:table-cell office:value-type="float" office:value="15.105009" calcext:value-type="float">
            <text:p>15,105009</text:p>
          </table:table-cell>
          <table:table-cell office:value-type="float" office:value="15.021596" calcext:value-type="float">
            <text:p>15,021596</text:p>
          </table:table-cell>
          <table:table-cell office:value-type="float" office:value="15.082765" calcext:value-type="float">
            <text:p>15,082765</text:p>
          </table:table-cell>
          <table:table-cell table:style-name="ce5" table:formula="of:=AVERAGE([.B32:.D32])" office:value-type="float" office:value="15.06979" calcext:value-type="float">
            <text:p>15,069790</text:p>
          </table:table-cell>
        </table:table-row>
        <table:table-row table:style-name="ro2">
          <table:table-cell table:style-name="ce3" office:value-type="string" calcext:value-type="string">
            <text:p>Quicksort PF</text:p>
          </table:table-cell>
          <table:table-cell office:value-type="float" office:value="11.2954" calcext:value-type="float">
            <text:p>11,2954</text:p>
          </table:table-cell>
          <table:table-cell office:value-type="float" office:value="11.451405" calcext:value-type="float">
            <text:p>11,451405</text:p>
          </table:table-cell>
          <table:table-cell office:value-type="float" office:value="11.464947" calcext:value-type="float">
            <text:p>11,464947</text:p>
          </table:table-cell>
          <table:table-cell table:style-name="ce5" table:formula="of:=AVERAGE([.B33:.D33])" office:value-type="float" office:value="11.4039173333333" calcext:value-type="float">
            <text:p>11,403917</text:p>
          </table:table-cell>
        </table:table-row>
        <table:table-row table:style-name="ro2">
          <table:table-cell table:style-name="ce3" office:value-type="string" calcext:value-type="string">
            <text:p>Quicksort PA </text:p>
          </table:table-cell>
          <table:table-cell office:value-type="float" office:value="0.108624" calcext:value-type="float">
            <text:p>0,108624</text:p>
          </table:table-cell>
          <table:table-cell office:value-type="float" office:value="0.108505" calcext:value-type="float">
            <text:p>0,108505</text:p>
          </table:table-cell>
          <table:table-cell office:value-type="float" office:value="0.117395" calcext:value-type="float">
            <text:p>0,117395</text:p>
          </table:table-cell>
          <table:table-cell table:style-name="ce6" table:formula="of:=AVERAGE([.B34:.D34])" office:value-type="float" office:value="0.111508" calcext:value-type="float">
            <text:p>0,111508</text:p>
          </table:table-cell>
        </table:table-row>
        <table:table-row table:style-name="ro2">
          <table:table-cell table:style-name="ce3" office:value-type="string" calcext:value-type="string">
            <text:p>Quicksort PM3</text:p>
          </table:table-cell>
          <table:table-cell office:value-type="float" office:value="2.838998" calcext:value-type="float">
            <text:p>2,838998</text:p>
          </table:table-cell>
          <table:table-cell office:value-type="float" office:value="2.851358" calcext:value-type="float">
            <text:p>2,851358</text:p>
          </table:table-cell>
          <table:table-cell office:value-type="float" office:value="2.871945" calcext:value-type="float">
            <text:p>2,871945</text:p>
          </table:table-cell>
          <table:table-cell table:style-name="ce6" table:formula="of:=AVERAGE([.B35:.D35])" office:value-type="float" office:value="2.85410033333333" calcext:value-type="float">
            <text:p>2,854100</text:p>
          </table:table-cell>
        </table:table-row>
        <table:table-row table:style-name="ro2">
          <table:table-cell table:style-name="ce3" office:value-type="string" calcext:value-type="string">
            <text:p>Heapsort</text:p>
          </table:table-cell>
          <table:table-cell office:value-type="float" office:value="0.045359" calcext:value-type="float">
            <text:p>0,045359</text:p>
          </table:table-cell>
          <table:table-cell office:value-type="float" office:value="0.04817" calcext:value-type="float">
            <text:p>0,04817</text:p>
          </table:table-cell>
          <table:table-cell office:value-type="float" office:value="0.053942" calcext:value-type="float">
            <text:p>0,053942</text:p>
          </table:table-cell>
          <table:table-cell table:style-name="ce6" table:formula="of:=AVERAGE([.B36:.D36])" office:value-type="float" office:value="0.049157" calcext:value-type="float">
            <text:p>0,049157</text:p>
          </table:table-cell>
        </table:table-row>
        <table:table-row table:style-name="ro2">
          <table:table-cell table:style-name="ce3" office:value-type="string" calcext:value-type="string">
            <text:p>Bubble Sort Melhorado <text:s/>LE</text:p>
          </table:table-cell>
          <table:table-cell office:value-type="float" office:value="38.977211" calcext:value-type="float">
            <text:p>38,977211</text:p>
          </table:table-cell>
          <table:table-cell office:value-type="float" office:value="37.065991" calcext:value-type="float">
            <text:p>37,065991</text:p>
          </table:table-cell>
          <table:table-cell office:value-type="float" office:value="37.295121" calcext:value-type="float">
            <text:p>37,295121</text:p>
          </table:table-cell>
          <table:table-cell table:style-name="ce6" table:formula="of:=AVERAGE([.B37:.D37])" office:value-type="float" office:value="37.779441" calcext:value-type="float">
            <text:p>37,779441</text:p>
          </table:table-cell>
        </table:table-row>
        <table:table-row table:style-name="ro2">
          <table:table-cell table:style-name="ce3" office:value-type="string" calcext:value-type="string">
            <text:p>Insertion Sort LE</text:p>
          </table:table-cell>
          <table:table-cell office:value-type="float" office:value="22.040898" calcext:value-type="float">
            <text:p>22,040898</text:p>
          </table:table-cell>
          <table:table-cell office:value-type="float" office:value="24.221683" calcext:value-type="float">
            <text:p>24,221683</text:p>
          </table:table-cell>
          <table:table-cell office:value-type="float" office:value="24.248762" calcext:value-type="float">
            <text:p>24,248762</text:p>
          </table:table-cell>
          <table:table-cell table:style-name="ce6" table:formula="of:=AVERAGE([.B38:.D38])" office:value-type="float" office:value="23.503781" calcext:value-type="float">
            <text:p>23,503781</text:p>
          </table:table-cell>
        </table:table-row>
        <table:table-row table:style-name="ro2">
          <table:table-cell table:style-name="ce3" office:value-type="string" calcext:value-type="string">
            <text:p>Quicksort Pivô no Final LE</text:p>
          </table:table-cell>
          <table:table-cell table:number-columns-repeated="3"/>
          <table:table-cell table:style-name="ce5" table:formula="of:=AVERAGE([.B39:.D39])" office:value-type="string" office:string-value="" calcext:value-type="error">
            <text:p>#DIV/0!</text:p>
          </table:table-cell>
        </table:table-row>
        <table:table-row table:style-name="ro2">
          <table:table-cell table:style-name="ce3" office:value-type="string" calcext:value-type="string">
            <text:p>MergeSort</text:p>
          </table:table-cell>
          <table:table-cell office:value-type="float" office:value="0.28599" calcext:value-type="float">
            <text:p>0,28599</text:p>
          </table:table-cell>
          <table:table-cell office:value-type="float" office:value="0.294578" calcext:value-type="float">
            <text:p>0,294578</text:p>
          </table:table-cell>
          <table:table-cell office:value-type="float" office:value="0.292487" calcext:value-type="float">
            <text:p>0,292487</text:p>
          </table:table-cell>
          <table:table-cell table:style-name="ce5" table:formula="of:=AVERAGE([.B40:.D40])" office:value-type="float" office:value="0.291018333333333" calcext:value-type="float">
            <text:p>0,29101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15:26.99066108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1.69mm"/>
    </style:style>
    <style:style style:name="co2"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data-style-name="N108">
      <style:text-properties style:text-position=""/>
    </style:style>
    <style:style style:name="ce4" style:family="table-cell" style:parent-style-name="Default" style:data-style-name="N108">
      <style:text-properties style:text-position="" style:font-name="Liberation Sans" style:font-name-asian="Noto Sans CJK SC Regular" style:font-name-complex="FreeSans"/>
    </style:style>
    <style:style style:name="ce5"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6"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108"/>
    <style:style style:name="ce8"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Planilha4" table:style-name="ta1">
        <table:table-column table:style-name="co1" table:default-cell-style-name="ce6"/>
        <table:table-column table:style-name="co2" table:visibility="collapse" table:number-columns-repeated="3" table:default-cell-style-name="Default"/>
        <table:table-column table:style-name="co2" table:default-cell-style-name="ce7"/>
        <table:table-row table:style-name="ro1">
          <table:table-cell table:style-name="ce5" office:value-type="string" calcext:value-type="string">
            <text:p>Algoritmos de ordenação 1.000.000 A</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office:value-type="string" calcext:value-type="string">
            <text:p>media </text:p>
          </table:table-cell>
        </table:table-row>
        <table:table-row table:style-name="ro1">
          <table:table-cell office:value-type="string" calcext:value-type="string">
            <text:p>Quicksort PA </text:p>
          </table:table-cell>
          <table:table-cell office:value-type="float" office:value="0.824928" calcext:value-type="float">
            <text:p>0,824928</text:p>
          </table:table-cell>
          <table:table-cell office:value-type="float" office:value="0.824164" calcext:value-type="float">
            <text:p>0,824164</text:p>
          </table:table-cell>
          <table:table-cell office:value-type="float" office:value="0.824545" calcext:value-type="float">
            <text:p>0,824545</text:p>
          </table:table-cell>
          <table:table-cell table:style-name="ce8" table:formula="of:=AVERAGE([.B2:.D2])" office:value-type="float" office:value="0.824545666666667" calcext:value-type="float">
            <text:p>0,824546</text:p>
          </table:table-cell>
        </table:table-row>
        <table:table-row table:style-name="ro1">
          <table:table-cell office:value-type="string" calcext:value-type="string">
            <text:p>Quicksort PM3</text:p>
          </table:table-cell>
          <table:table-cell office:value-type="float" office:value="0.228036" calcext:value-type="float">
            <text:p>0,228036</text:p>
          </table:table-cell>
          <table:table-cell office:value-type="float" office:value="0.230699" calcext:value-type="float">
            <text:p>0,230699</text:p>
          </table:table-cell>
          <table:table-cell office:value-type="float" office:value="0.229662" calcext:value-type="float">
            <text:p>0,229662</text:p>
          </table:table-cell>
          <table:table-cell table:style-name="ce8" table:formula="of:=AVERAGE([.B3:.D3])" office:value-type="float" office:value="0.229465666666667" calcext:value-type="float">
            <text:p>0,229466</text:p>
          </table:table-cell>
        </table:table-row>
        <table:table-row table:style-name="ro1">
          <table:table-cell office:value-type="string" calcext:value-type="string">
            <text:p>Heapsort</text:p>
          </table:table-cell>
          <table:table-cell office:value-type="float" office:value="0.41693" calcext:value-type="float">
            <text:p>0,41693</text:p>
          </table:table-cell>
          <table:table-cell office:value-type="float" office:value="0.416703" calcext:value-type="float">
            <text:p>0,416703</text:p>
          </table:table-cell>
          <table:table-cell office:value-type="float" office:value="0.416258" calcext:value-type="float">
            <text:p>0,416258</text:p>
          </table:table-cell>
          <table:table-cell table:style-name="ce8" table:formula="of:=AVERAGE([.B4:.D4])" office:value-type="float" office:value="0.416630333333333" calcext:value-type="float">
            <text:p>0,416630</text:p>
          </table:table-cell>
        </table:table-row>
        <table:table-row table:style-name="ro1">
          <table:table-cell office:value-type="string" calcext:value-type="string">
            <text:p>MergeSort</text:p>
          </table:table-cell>
          <table:table-cell office:value-type="float" office:value="6.807624" calcext:value-type="float">
            <text:p>6,807624</text:p>
          </table:table-cell>
          <table:table-cell office:value-type="float" office:value="6.457632" calcext:value-type="float">
            <text:p>6,457632</text:p>
          </table:table-cell>
          <table:table-cell office:value-type="float" office:value="7.111638" calcext:value-type="float">
            <text:p>7,111638</text:p>
          </table:table-cell>
          <table:table-cell table:formula="of:=AVERAGE([.B5:.D5])" office:value-type="float" office:value="6.792298" calcext:value-type="float">
            <text:p>6,792298</text:p>
          </table:table-cell>
        </table:table-row>
        <table:table-row table:style-name="ro2" table:number-rows-repeated="2">
          <table:table-cell table:style-name="Default"/>
          <table:table-cell table:number-columns-repeated="4"/>
        </table:table-row>
        <table:table-row table:style-name="ro1">
          <table:table-cell table:style-name="ce5" office:value-type="string" calcext:value-type="string">
            <text:p>Algoritmos de ordenação 1.000.000 D</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office:value-type="string" calcext:value-type="string">
            <text:p>media </text:p>
          </table:table-cell>
        </table:table-row>
        <table:table-row table:style-name="ro1">
          <table:table-cell office:value-type="string" calcext:value-type="string">
            <text:p>Quicksort PA </text:p>
          </table:table-cell>
          <table:table-cell office:value-type="float" office:value="0.734884" calcext:value-type="float">
            <text:p>0,734884</text:p>
          </table:table-cell>
          <table:table-cell office:value-type="float" office:value="0.667514" calcext:value-type="float">
            <text:p>0,667514</text:p>
          </table:table-cell>
          <table:table-cell office:value-type="float" office:value="0.657146" calcext:value-type="float">
            <text:p>0,657146</text:p>
          </table:table-cell>
          <table:table-cell table:style-name="ce8" table:formula="of:=AVERAGE([.B9:.D9])" office:value-type="float" office:value="0.686514666666667" calcext:value-type="float">
            <text:p>0,686515</text:p>
          </table:table-cell>
        </table:table-row>
        <table:table-row table:style-name="ro1">
          <table:table-cell office:value-type="string" calcext:value-type="string">
            <text:p>Quicksort PM3</text:p>
          </table:table-cell>
          <table:table-cell office:value-type="float" office:value="452.241449" calcext:value-type="float">
            <text:p>452,241449</text:p>
          </table:table-cell>
          <table:table-cell office:value-type="float" office:value="452.481884" calcext:value-type="float">
            <text:p>452,481884</text:p>
          </table:table-cell>
          <table:table-cell office:value-type="float" office:value="452.724331" calcext:value-type="float">
            <text:p>452,724331</text:p>
          </table:table-cell>
          <table:table-cell table:style-name="ce8" table:formula="of:=AVERAGE([.B10:.D10])" office:value-type="float" office:value="452.482554666667" calcext:value-type="float">
            <text:p>452,482555</text:p>
          </table:table-cell>
        </table:table-row>
        <table:table-row table:style-name="ro1">
          <table:table-cell office:value-type="string" calcext:value-type="string">
            <text:p>Heapsort</text:p>
          </table:table-cell>
          <table:table-cell office:value-type="float" office:value="0.360026" calcext:value-type="float">
            <text:p>0,360026</text:p>
          </table:table-cell>
          <table:table-cell office:value-type="float" office:value="0.358127" calcext:value-type="float">
            <text:p>0,358127</text:p>
          </table:table-cell>
          <table:table-cell office:value-type="float" office:value="0.354944" calcext:value-type="float">
            <text:p>0,354944</text:p>
          </table:table-cell>
          <table:table-cell table:style-name="ce8" table:formula="of:=AVERAGE([.B11:.D11])" office:value-type="float" office:value="0.357699" calcext:value-type="float">
            <text:p>0,357699</text:p>
          </table:table-cell>
        </table:table-row>
        <table:table-row table:style-name="ro1">
          <table:table-cell office:value-type="string" calcext:value-type="string">
            <text:p>MergeSort</text:p>
          </table:table-cell>
          <table:table-cell office:value-type="float" office:value="6.582909" calcext:value-type="float">
            <text:p>6,582909</text:p>
          </table:table-cell>
          <table:table-cell office:value-type="float" office:value="6.726594" calcext:value-type="float">
            <text:p>6,726594</text:p>
          </table:table-cell>
          <table:table-cell office:value-type="float" office:value="6.704443" calcext:value-type="float">
            <text:p>6,704443</text:p>
          </table:table-cell>
          <table:table-cell table:formula="of:=AVERAGE([.B12:.D12])" office:value-type="float" office:value="6.67131533333333" calcext:value-type="float">
            <text:p>6,671315</text:p>
          </table:table-cell>
        </table:table-row>
        <table:table-row table:style-name="ro2" table:number-rows-repeated="2">
          <table:table-cell table:style-name="Default"/>
          <table:table-cell table:number-columns-repeated="4"/>
        </table:table-row>
        <table:table-row table:style-name="ro1">
          <table:table-cell table:style-name="ce5" office:value-type="string" calcext:value-type="string">
            <text:p>Algoritmos de ordenação 1.000.000 C</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office:value-type="string" calcext:value-type="string">
            <text:p>media </text:p>
          </table:table-cell>
        </table:table-row>
        <table:table-row table:style-name="ro1">
          <table:table-cell office:value-type="string" calcext:value-type="string">
            <text:p>Quicksort PA </text:p>
          </table:table-cell>
          <table:table-cell office:value-type="float" office:value="0.646101" calcext:value-type="float">
            <text:p>0,646101</text:p>
          </table:table-cell>
          <table:table-cell office:value-type="float" office:value="0.692602" calcext:value-type="float">
            <text:p>0,692602</text:p>
          </table:table-cell>
          <table:table-cell office:value-type="float" office:value="0.735163" calcext:value-type="float">
            <text:p>0,735163</text:p>
          </table:table-cell>
          <table:table-cell table:style-name="ce8" table:formula="of:=AVERAGE([.B16:.D16])" office:value-type="float" office:value="0.691288666666667" calcext:value-type="float">
            <text:p>0,691289</text:p>
          </table:table-cell>
        </table:table-row>
        <table:table-row table:style-name="ro1">
          <table:table-cell office:value-type="string" calcext:value-type="string">
            <text:p>Quicksort PM3</text:p>
          </table:table-cell>
          <table:table-cell office:value-type="float" office:value="0.090818" calcext:value-type="float">
            <text:p>0,090818</text:p>
          </table:table-cell>
          <table:table-cell office:value-type="float" office:value="0.092718" calcext:value-type="float">
            <text:p>0,092718</text:p>
          </table:table-cell>
          <table:table-cell office:value-type="float" office:value="0.09314" calcext:value-type="float">
            <text:p>0,09314</text:p>
          </table:table-cell>
          <table:table-cell table:style-name="ce8" table:formula="of:=AVERAGE([.B17:.D17])" office:value-type="float" office:value="0.0922253333333333" calcext:value-type="float">
            <text:p>0,092225</text:p>
          </table:table-cell>
        </table:table-row>
        <table:table-row table:style-name="ro1">
          <table:table-cell office:value-type="string" calcext:value-type="string">
            <text:p>Heapsort</text:p>
          </table:table-cell>
          <table:table-cell office:value-type="float" office:value="0.344932" calcext:value-type="float">
            <text:p>0,344932</text:p>
          </table:table-cell>
          <table:table-cell office:value-type="float" office:value="0.34051" calcext:value-type="float">
            <text:p>0,34051</text:p>
          </table:table-cell>
          <table:table-cell office:value-type="float" office:value="0.366125" calcext:value-type="float">
            <text:p>0,366125</text:p>
          </table:table-cell>
          <table:table-cell table:style-name="ce8" table:formula="of:=AVERAGE([.B18:.D18])" office:value-type="float" office:value="0.350522333333333" calcext:value-type="float">
            <text:p>0,350522</text:p>
          </table:table-cell>
        </table:table-row>
        <table:table-row table:style-name="ro1">
          <table:table-cell office:value-type="string" calcext:value-type="string">
            <text:p>MergeSort</text:p>
          </table:table-cell>
          <table:table-cell office:value-type="float" office:value="6.695741" calcext:value-type="float">
            <text:p>6,695741</text:p>
          </table:table-cell>
          <table:table-cell office:value-type="float" office:value="6.639515" calcext:value-type="float">
            <text:p>6,639515</text:p>
          </table:table-cell>
          <table:table-cell office:value-type="float" office:value="7.123272" calcext:value-type="float">
            <text:p>7,123272</text:p>
          </table:table-cell>
          <table:table-cell table:formula="of:=AVERAGE([.B19:.D19])" office:value-type="float" office:value="6.81950933333333" calcext:value-type="float">
            <text:p>6,81950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18:33.76200414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8mm"/>
    </style:style>
    <style:style style:name="co2"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data-style-name="N108">
      <style:text-properties style:text-position=""/>
    </style:style>
    <style:style style:name="ce4" style:family="table-cell" style:parent-style-name="Default" style:data-style-name="N108">
      <style:text-properties style:text-position="" style:font-name="Liberation Sans" style:font-name-asian="Noto Sans CJK SC Regular" style:font-name-complex="FreeSans"/>
    </style:style>
    <style:style style:name="ce5"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6"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108"/>
    <style:style style:name="ce8"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Planilha5" table:style-name="ta1">
        <table:table-column table:style-name="co1" table:default-cell-style-name="ce6"/>
        <table:table-column table:style-name="co2" table:visibility="collapse" table:number-columns-repeated="3" table:default-cell-style-name="Default"/>
        <table:table-column table:style-name="co2" table:default-cell-style-name="ce7"/>
        <table:table-row table:style-name="ro1">
          <table:table-cell table:style-name="ce5" office:value-type="string" calcext:value-type="string">
            <text:p>Algoritmos de ordenação 10.000.000 A</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office:value-type="string" calcext:value-type="string">
            <text:p>media </text:p>
          </table:table-cell>
        </table:table-row>
        <table:table-row table:style-name="ro1">
          <table:table-cell office:value-type="string" calcext:value-type="string">
            <text:p>Quicksort PA </text:p>
          </table:table-cell>
          <table:table-cell office:value-type="float" office:value="7.981533" calcext:value-type="float">
            <text:p>7,981533</text:p>
          </table:table-cell>
          <table:table-cell office:value-type="float" office:value="8.075546" calcext:value-type="float">
            <text:p>8,075546</text:p>
          </table:table-cell>
          <table:table-cell office:value-type="float" office:value="8.021402" calcext:value-type="float">
            <text:p>8,021402</text:p>
          </table:table-cell>
          <table:table-cell table:style-name="ce8" table:formula="of:=AVERAGE([.B2:.D2])" office:value-type="float" office:value="8.02616033333333" calcext:value-type="float">
            <text:p>8,026160</text:p>
          </table:table-cell>
        </table:table-row>
        <table:table-row table:style-name="ro1">
          <table:table-cell office:value-type="string" calcext:value-type="string">
            <text:p>Quicksort PM3</text:p>
          </table:table-cell>
          <table:table-cell office:value-type="float" office:value="1.887785" calcext:value-type="float">
            <text:p>1,887785</text:p>
          </table:table-cell>
          <table:table-cell office:value-type="float" office:value="1.87988" calcext:value-type="float">
            <text:p>1,87988</text:p>
          </table:table-cell>
          <table:table-cell office:value-type="float" office:value="1.879644" calcext:value-type="float">
            <text:p>1,879644</text:p>
          </table:table-cell>
          <table:table-cell table:style-name="ce8" table:formula="of:=AVERAGE([.B3:.D3])" office:value-type="float" office:value="1.88243633333333" calcext:value-type="float">
            <text:p>1,882436</text:p>
          </table:table-cell>
        </table:table-row>
        <table:table-row table:style-name="ro1">
          <table:table-cell office:value-type="string" calcext:value-type="string">
            <text:p>Heapsort</text:p>
          </table:table-cell>
          <table:table-cell office:value-type="float" office:value="5.335033" calcext:value-type="float">
            <text:p>5,335033</text:p>
          </table:table-cell>
          <table:table-cell office:value-type="float" office:value="5.260613" calcext:value-type="float">
            <text:p>5,260613</text:p>
          </table:table-cell>
          <table:table-cell office:value-type="float" office:value="5.392166" calcext:value-type="float">
            <text:p>5,392166</text:p>
          </table:table-cell>
          <table:table-cell table:style-name="ce8" table:formula="of:=AVERAGE([.B4:.D4])" office:value-type="float" office:value="5.32927066666667" calcext:value-type="float">
            <text:p>5,329271</text:p>
          </table:table-cell>
        </table:table-row>
        <table:table-row table:style-name="ro1">
          <table:table-cell office:value-type="string" calcext:value-type="string">
            <text:p>MergeSort</text:p>
          </table:table-cell>
          <table:table-cell office:value-type="float" office:value="105.042133" calcext:value-type="float">
            <text:p>105,042133</text:p>
          </table:table-cell>
          <table:table-cell office:value-type="float" office:value="105.520453" calcext:value-type="float">
            <text:p>105,520453</text:p>
          </table:table-cell>
          <table:table-cell office:value-type="float" office:value="108.605091" calcext:value-type="float">
            <text:p>108,605091</text:p>
          </table:table-cell>
          <table:table-cell table:formula="of:=AVERAGE([.B5:.D5])" office:value-type="float" office:value="106.389225666667" calcext:value-type="float">
            <text:p>106,389226</text:p>
          </table:table-cell>
        </table:table-row>
        <table:table-row table:style-name="ro2" table:number-rows-repeated="2">
          <table:table-cell table:style-name="Default"/>
          <table:table-cell table:number-columns-repeated="4"/>
        </table:table-row>
        <table:table-row table:style-name="ro1">
          <table:table-cell table:style-name="ce5" office:value-type="string" calcext:value-type="string">
            <text:p>Algoritmos de ordenação 10.000.000 D</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office:value-type="string" calcext:value-type="string">
            <text:p>media </text:p>
          </table:table-cell>
        </table:table-row>
        <table:table-row table:style-name="ro1">
          <table:table-cell office:value-type="string" calcext:value-type="string">
            <text:p>Quicksort PA </text:p>
          </table:table-cell>
          <table:table-cell table:number-columns-repeated="3"/>
          <table:table-cell table:style-name="ce8" table:formula="of:=AVERAGE([.B9:.D9])" office:value-type="string" office:string-value="" calcext:value-type="error">
            <text:p>#DIV/0!</text:p>
          </table:table-cell>
        </table:table-row>
        <table:table-row table:style-name="ro1">
          <table:table-cell office:value-type="string" calcext:value-type="string">
            <text:p>Quicksort PM3</text:p>
          </table:table-cell>
          <table:table-cell table:number-columns-repeated="3"/>
          <table:table-cell table:style-name="ce8" table:formula="of:=AVERAGE([.B10:.D10])" office:value-type="string" office:string-value="" calcext:value-type="error">
            <text:p>#DIV/0!</text:p>
          </table:table-cell>
        </table:table-row>
        <table:table-row table:style-name="ro1">
          <table:table-cell office:value-type="string" calcext:value-type="string">
            <text:p>Heapsort</text:p>
          </table:table-cell>
          <table:table-cell office:value-type="float" office:value="3.526619" calcext:value-type="float">
            <text:p>3,526619</text:p>
          </table:table-cell>
          <table:table-cell office:value-type="float" office:value="3.568558" calcext:value-type="float">
            <text:p>3,568558</text:p>
          </table:table-cell>
          <table:table-cell office:value-type="float" office:value="3.581348" calcext:value-type="float">
            <text:p>3,581348</text:p>
          </table:table-cell>
          <table:table-cell table:style-name="ce8" table:formula="of:=AVERAGE([.B11:.D11])" office:value-type="float" office:value="3.55884166666667" calcext:value-type="float">
            <text:p>3,558842</text:p>
          </table:table-cell>
        </table:table-row>
        <table:table-row table:style-name="ro1">
          <table:table-cell office:value-type="string" calcext:value-type="string">
            <text:p>MergeSort</text:p>
          </table:table-cell>
          <table:table-cell office:value-type="float" office:value="104.692359" calcext:value-type="float">
            <text:p>104,692359</text:p>
          </table:table-cell>
          <table:table-cell office:value-type="float" office:value="104.592324" calcext:value-type="float">
            <text:p>104,592324</text:p>
          </table:table-cell>
          <table:table-cell office:value-type="float" office:value="104.098458" calcext:value-type="float">
            <text:p>104,098458</text:p>
          </table:table-cell>
          <table:table-cell table:formula="of:=AVERAGE([.B12:.D12])" office:value-type="float" office:value="104.461047" calcext:value-type="float">
            <text:p>104,461047</text:p>
          </table:table-cell>
        </table:table-row>
        <table:table-row table:style-name="ro2" table:number-rows-repeated="2">
          <table:table-cell table:style-name="Default"/>
          <table:table-cell table:number-columns-repeated="4"/>
        </table:table-row>
        <table:table-row table:style-name="ro1">
          <table:table-cell table:style-name="ce5" office:value-type="string" calcext:value-type="string">
            <text:p>Algoritmos de ordenação 10.000.000 C</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office:value-type="string" calcext:value-type="string">
            <text:p>media </text:p>
          </table:table-cell>
        </table:table-row>
        <table:table-row table:style-name="ro1">
          <table:table-cell office:value-type="string" calcext:value-type="string">
            <text:p>Quicksort PA </text:p>
          </table:table-cell>
          <table:table-cell office:value-type="float" office:value="6.423243" calcext:value-type="float">
            <text:p>6,423243</text:p>
          </table:table-cell>
          <table:table-cell office:value-type="float" office:value="6.435178" calcext:value-type="float">
            <text:p>6,435178</text:p>
          </table:table-cell>
          <table:table-cell office:value-type="float" office:value="6.596788" calcext:value-type="float">
            <text:p>6,596788</text:p>
          </table:table-cell>
          <table:table-cell table:style-name="ce8" table:formula="of:=AVERAGE([.B16:.D16])" office:value-type="float" office:value="6.48506966666667" calcext:value-type="float">
            <text:p>6,485070</text:p>
          </table:table-cell>
        </table:table-row>
        <table:table-row table:style-name="ro1">
          <table:table-cell office:value-type="string" calcext:value-type="string">
            <text:p>Quicksort PM3</text:p>
          </table:table-cell>
          <table:table-cell office:value-type="float" office:value="0.725136" calcext:value-type="float">
            <text:p>0,725136</text:p>
          </table:table-cell>
          <table:table-cell office:value-type="float" office:value="0.724921" calcext:value-type="float">
            <text:p>0,724921</text:p>
          </table:table-cell>
          <table:table-cell office:value-type="float" office:value="0.698038" calcext:value-type="float">
            <text:p>0,698038</text:p>
          </table:table-cell>
          <table:table-cell table:style-name="ce8" table:formula="of:=AVERAGE([.B17:.D17])" office:value-type="float" office:value="0.716031666666667" calcext:value-type="float">
            <text:p>0,716032</text:p>
          </table:table-cell>
        </table:table-row>
        <table:table-row table:style-name="ro1">
          <table:table-cell office:value-type="string" calcext:value-type="string">
            <text:p>Heapsort</text:p>
          </table:table-cell>
          <table:table-cell office:value-type="float" office:value="3.487" calcext:value-type="float">
            <text:p>3,487</text:p>
          </table:table-cell>
          <table:table-cell office:value-type="float" office:value="3.554534" calcext:value-type="float">
            <text:p>3,554534</text:p>
          </table:table-cell>
          <table:table-cell office:value-type="float" office:value="3.521781" calcext:value-type="float">
            <text:p>3,521781</text:p>
          </table:table-cell>
          <table:table-cell table:style-name="ce8" table:formula="of:=AVERAGE([.B18:.D18])" office:value-type="float" office:value="3.521105" calcext:value-type="float">
            <text:p>3,521105</text:p>
          </table:table-cell>
        </table:table-row>
        <table:table-row table:style-name="ro1">
          <table:table-cell office:value-type="string" calcext:value-type="string">
            <text:p>MergeSort</text:p>
          </table:table-cell>
          <table:table-cell office:value-type="float" office:value="105.579948" calcext:value-type="float">
            <text:p>105,579948</text:p>
          </table:table-cell>
          <table:table-cell office:value-type="float" office:value="104.313042" calcext:value-type="float">
            <text:p>104,313042</text:p>
          </table:table-cell>
          <table:table-cell office:value-type="float" office:value="107.617696" calcext:value-type="float">
            <text:p>107,617696</text:p>
          </table:table-cell>
          <table:table-cell table:formula="of:=AVERAGE([.B19:.D19])" office:value-type="float" office:value="105.836895333333" calcext:value-type="float">
            <text:p>105,836895</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19:08.0674663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1.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data-style-name="N108">
      <style:text-properties style:text-position=""/>
    </style:style>
    <style:style style:name="ce6" style:family="table-cell" style:parent-style-name="Default" style:data-style-name="N108">
      <style:text-properties style:text-position="" style:font-name="Liberation Sans" style:font-name-asian="Noto Sans CJK SC Regular" style:font-name-complex="FreeSans"/>
    </style:style>
    <style:style style:name="ce7"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08"/>
    <style:style style:name="ce12"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10000" table:style-name="ta1">
        <table:table-column table:style-name="co1" table:default-cell-style-name="Default"/>
        <table:table-column table:style-name="co2" table:visibility="collapse" table:number-columns-repeated="3" table:default-cell-style-name="Default"/>
        <table:table-column table:style-name="co2" table:default-cell-style-name="Default"/>
        <table:table-row table:style-name="ro1" table:number-rows-repeated="13">
          <table:table-cell table:number-columns-repeated="5"/>
        </table:table-row>
        <table:table-row table:style-name="ro2">
          <table:table-cell table:style-name="ce7" office:value-type="string" calcext:value-type="string">
            <text:p>Algoritmos de ordenação 10.000 C</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table:style-name="ce11" office:value-type="string" calcext:value-type="string">
            <text:p>media (s)</text:p>
          </table:table-cell>
        </table:table-row>
        <table:table-row table:style-name="ro2">
          <table:table-cell table:style-name="ce8" office:value-type="string" calcext:value-type="string">
            <text:p>Bubble Sort</text:p>
          </table:table-cell>
          <table:table-cell table:style-name="ce8" office:value-type="float" office:value="0.296374" calcext:value-type="float">
            <text:p>0,296374</text:p>
          </table:table-cell>
          <table:table-cell table:style-name="ce10" office:value-type="float" office:value="0.301999" calcext:value-type="float">
            <text:p>0,301999</text:p>
          </table:table-cell>
          <table:table-cell office:value-type="float" office:value="0.289964" calcext:value-type="float">
            <text:p>0,289964</text:p>
          </table:table-cell>
          <table:table-cell table:style-name="ce11" table:formula="of:=SUM([.B15];[.C15];[.D15])/3" office:value-type="float" office:value="0.296112333333333" calcext:value-type="float">
            <text:p>0,296112</text:p>
          </table:table-cell>
        </table:table-row>
        <table:table-row table:style-name="ro2">
          <table:table-cell table:style-name="ce9" office:value-type="string" calcext:value-type="string">
            <text:p>Bubble Sort M</text:p>
          </table:table-cell>
          <table:table-cell office:value-type="float" office:value="0.000053" calcext:value-type="float">
            <text:p>0,000053</text:p>
          </table:table-cell>
          <table:table-cell office:value-type="float" office:value="0.000059" calcext:value-type="float">
            <text:p>0,000059</text:p>
          </table:table-cell>
          <table:table-cell office:value-type="float" office:value="0.000056" calcext:value-type="float">
            <text:p>0,000056</text:p>
          </table:table-cell>
          <table:table-cell table:style-name="ce11" table:formula="of:=AVERAGE([.B16:.D16])" office:value-type="float" office:value="0.000056" calcext:value-type="float">
            <text:p>0,000056</text:p>
          </table:table-cell>
        </table:table-row>
        <table:table-row table:style-name="ro2">
          <table:table-cell table:style-name="ce9" office:value-type="string" calcext:value-type="string">
            <text:p>Insertion Sort</text:p>
          </table:table-cell>
          <table:table-cell office:value-type="float" office:value="0.000111" calcext:value-type="float">
            <text:p>0,000111</text:p>
          </table:table-cell>
          <table:table-cell office:value-type="float" office:value="0.000094" calcext:value-type="float">
            <text:p>0,000094</text:p>
          </table:table-cell>
          <table:table-cell office:value-type="float" office:value="0.00009" calcext:value-type="float">
            <text:p>0,00009</text:p>
          </table:table-cell>
          <table:table-cell table:style-name="ce11" table:formula="of:=AVERAGE([.B17:.D17])" office:value-type="float" office:value="0.0000983333333333333" calcext:value-type="float">
            <text:p>0,000098</text:p>
          </table:table-cell>
        </table:table-row>
        <table:table-row table:style-name="ro2">
          <table:table-cell table:style-name="ce9" office:value-type="string" calcext:value-type="string">
            <text:p>Quicksort PF</text:p>
          </table:table-cell>
          <table:table-cell office:value-type="float" office:value="0.167628" calcext:value-type="float">
            <text:p>0,167628</text:p>
          </table:table-cell>
          <table:table-cell office:value-type="float" office:value="0.171734" calcext:value-type="float">
            <text:p>0,171734</text:p>
          </table:table-cell>
          <table:table-cell office:value-type="float" office:value="0.170813" calcext:value-type="float">
            <text:p>0,170813</text:p>
          </table:table-cell>
          <table:table-cell table:style-name="ce11" table:formula="of:=AVERAGE([.B18:.D18])" office:value-type="float" office:value="0.170058333333333" calcext:value-type="float">
            <text:p>0,170058</text:p>
          </table:table-cell>
        </table:table-row>
        <table:table-row table:style-name="ro2">
          <table:table-cell table:style-name="ce9" office:value-type="string" calcext:value-type="string">
            <text:p>Quicksort PA </text:p>
          </table:table-cell>
          <table:table-cell office:value-type="float" office:value="0.01207" calcext:value-type="float">
            <text:p>0,01207</text:p>
          </table:table-cell>
          <table:table-cell office:value-type="float" office:value="0.010763" calcext:value-type="float">
            <text:p>0,010763</text:p>
          </table:table-cell>
          <table:table-cell office:value-type="float" office:value="0.011918" calcext:value-type="float">
            <text:p>0,011918</text:p>
          </table:table-cell>
          <table:table-cell table:style-name="ce12" table:formula="of:=AVERAGE([.B19:.D19])" office:value-type="float" office:value="0.0115836666666667" calcext:value-type="float">
            <text:p>0,011584</text:p>
          </table:table-cell>
        </table:table-row>
        <table:table-row table:style-name="ro2">
          <table:table-cell table:style-name="ce9" office:value-type="string" calcext:value-type="string">
            <text:p>Quicksort PM3</text:p>
          </table:table-cell>
          <table:table-cell office:value-type="float" office:value="0.045942" calcext:value-type="float">
            <text:p>0,045942</text:p>
          </table:table-cell>
          <table:table-cell office:value-type="float" office:value="0.066264" calcext:value-type="float">
            <text:p>0,066264</text:p>
          </table:table-cell>
          <table:table-cell office:value-type="float" office:value="0.068021" calcext:value-type="float">
            <text:p>0,068021</text:p>
          </table:table-cell>
          <table:table-cell table:style-name="ce12" table:formula="of:=AVERAGE([.B20:.D20])" office:value-type="float" office:value="0.0600756666666667" calcext:value-type="float">
            <text:p>0,060076</text:p>
          </table:table-cell>
        </table:table-row>
        <table:table-row table:style-name="ro2">
          <table:table-cell table:style-name="ce9" office:value-type="string" calcext:value-type="string">
            <text:p>Heapsort</text:p>
          </table:table-cell>
          <table:table-cell office:value-type="float" office:value="0.004144" calcext:value-type="float">
            <text:p>0,004144</text:p>
          </table:table-cell>
          <table:table-cell office:value-type="float" office:value="0.004507" calcext:value-type="float">
            <text:p>0,004507</text:p>
          </table:table-cell>
          <table:table-cell office:value-type="float" office:value="0.00419" calcext:value-type="float">
            <text:p>0,00419</text:p>
          </table:table-cell>
          <table:table-cell table:style-name="ce12" table:formula="of:=AVERAGE([.B21:.D21])" office:value-type="float" office:value="0.00428033333333333" calcext:value-type="float">
            <text:p>0,004280</text:p>
          </table:table-cell>
        </table:table-row>
        <table:table-row table:style-name="ro2">
          <table:table-cell table:style-name="ce9" office:value-type="string" calcext:value-type="string">
            <text:p>Bubble Sort Melhorado <text:s/>LE</text:p>
          </table:table-cell>
          <table:table-cell office:value-type="float" office:value="0.000146" calcext:value-type="float">
            <text:p>0,000146</text:p>
          </table:table-cell>
          <table:table-cell office:value-type="float" office:value="0.000137" calcext:value-type="float">
            <text:p>0,000137</text:p>
          </table:table-cell>
          <table:table-cell office:value-type="float" office:value="0.000163" calcext:value-type="float">
            <text:p>0,000163</text:p>
          </table:table-cell>
          <table:table-cell table:style-name="ce12" table:formula="of:=AVERAGE([.B22:.D22])" office:value-type="float" office:value="0.000148666666666667" calcext:value-type="float">
            <text:p>0,000149</text:p>
          </table:table-cell>
        </table:table-row>
        <table:table-row table:style-name="ro2">
          <table:table-cell table:style-name="ce9" office:value-type="string" calcext:value-type="string">
            <text:p>Insertion Sort LE</text:p>
          </table:table-cell>
          <table:table-cell office:value-type="float" office:value="0.000108" calcext:value-type="float">
            <text:p>0,000108</text:p>
          </table:table-cell>
          <table:table-cell office:value-type="float" office:value="0.000103" calcext:value-type="float">
            <text:p>0,000103</text:p>
          </table:table-cell>
          <table:table-cell office:value-type="float" office:value="0.000107" calcext:value-type="float">
            <text:p>0,000107</text:p>
          </table:table-cell>
          <table:table-cell table:style-name="ce12" table:formula="of:=AVERAGE([.B23:.D23])" office:value-type="float" office:value="0.000106" calcext:value-type="float">
            <text:p>0,000106</text:p>
          </table:table-cell>
        </table:table-row>
        <table:table-row table:style-name="ro2">
          <table:table-cell table:style-name="ce9" office:value-type="string" calcext:value-type="string">
            <text:p>Quicksort Pivô no Final LE</text:p>
          </table:table-cell>
          <table:table-cell table:number-columns-repeated="3"/>
          <table:table-cell table:style-name="ce11" table:formula="of:=AVERAGE([.B24:.D24])" office:value-type="string" office:string-value="" calcext:value-type="error">
            <text:p>#DIV/0!</text:p>
          </table:table-cell>
        </table:table-row>
        <table:table-row table:style-name="ro2">
          <table:table-cell table:style-name="ce9" office:value-type="string" calcext:value-type="string">
            <text:p>MergeSort</text:p>
          </table:table-cell>
          <table:table-cell office:value-type="float" office:value="0.010144" calcext:value-type="float">
            <text:p>0,010144</text:p>
          </table:table-cell>
          <table:table-cell office:value-type="float" office:value="0.010186" calcext:value-type="float">
            <text:p>0,010186</text:p>
          </table:table-cell>
          <table:table-cell office:value-type="float" office:value="0.009051" calcext:value-type="float">
            <text:p>0,009051</text:p>
          </table:table-cell>
          <table:table-cell table:style-name="ce11" table:formula="of:=AVERAGE([.B25:.D25])" office:value-type="float" office:value="0.00979366666666667" calcext:value-type="float">
            <text:p>0,00979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12:08.75366382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1.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data-style-name="N108">
      <style:text-properties style:text-position=""/>
    </style:style>
    <style:style style:name="ce6" style:family="table-cell" style:parent-style-name="Default" style:data-style-name="N108">
      <style:text-properties style:text-position="" style:font-name="Liberation Sans" style:font-name-asian="Noto Sans CJK SC Regular" style:font-name-complex="FreeSans"/>
    </style:style>
    <style:style style:name="ce7"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08"/>
    <style:style style:name="ce12"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10000" table:style-name="ta1">
        <table:table-column table:style-name="co1" table:default-cell-style-name="Default"/>
        <table:table-column table:style-name="co2" table:visibility="collapse" table:number-columns-repeated="3" table:default-cell-style-name="Default"/>
        <table:table-column table:style-name="co2" table:default-cell-style-name="Default"/>
        <table:table-row table:style-name="ro1" table:number-rows-repeated="26">
          <table:table-cell table:number-columns-repeated="5"/>
        </table:table-row>
        <table:table-row table:style-name="ro2">
          <table:table-cell table:style-name="ce7" office:value-type="string" calcext:value-type="string">
            <text:p>Algoritmos de ordenação 10.000 D</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table:style-name="ce11" office:value-type="string" calcext:value-type="string">
            <text:p>media </text:p>
          </table:table-cell>
        </table:table-row>
        <table:table-row table:style-name="ro2">
          <table:table-cell table:style-name="ce8" office:value-type="string" calcext:value-type="string">
            <text:p>Bubble Sort</text:p>
          </table:table-cell>
          <table:table-cell table:style-name="ce8" office:value-type="float" office:value="0.539871" calcext:value-type="float">
            <text:p>0,539871</text:p>
          </table:table-cell>
          <table:table-cell table:style-name="ce10" office:value-type="float" office:value="0.545046" calcext:value-type="float">
            <text:p>0,545046</text:p>
          </table:table-cell>
          <table:table-cell office:value-type="float" office:value="0.539757" calcext:value-type="float">
            <text:p>0,539757</text:p>
          </table:table-cell>
          <table:table-cell table:style-name="ce11" table:formula="of:=SUM([.B28];[.C28];[.D28])/3" office:value-type="float" office:value="0.541558" calcext:value-type="float">
            <text:p>0,541558</text:p>
          </table:table-cell>
        </table:table-row>
        <table:table-row table:style-name="ro2">
          <table:table-cell table:style-name="ce9" office:value-type="string" calcext:value-type="string">
            <text:p>Bubble Sort M</text:p>
          </table:table-cell>
          <table:table-cell office:value-type="float" office:value="0.418964" calcext:value-type="float">
            <text:p>0,418964</text:p>
          </table:table-cell>
          <table:table-cell office:value-type="float" office:value="0.424145" calcext:value-type="float">
            <text:p>0,424145</text:p>
          </table:table-cell>
          <table:table-cell office:value-type="float" office:value="0.416323" calcext:value-type="float">
            <text:p>0,416323</text:p>
          </table:table-cell>
          <table:table-cell table:style-name="ce11" table:formula="of:=AVERAGE([.B29:.D29])" office:value-type="float" office:value="0.419810666666667" calcext:value-type="float">
            <text:p>0,419811</text:p>
          </table:table-cell>
        </table:table-row>
        <table:table-row table:style-name="ro2">
          <table:table-cell table:style-name="ce9" office:value-type="string" calcext:value-type="string">
            <text:p>Insertion Sort</text:p>
          </table:table-cell>
          <table:table-cell office:value-type="float" office:value="0.187875" calcext:value-type="float">
            <text:p>0,187875</text:p>
          </table:table-cell>
          <table:table-cell office:value-type="float" office:value="0.190889" calcext:value-type="float">
            <text:p>0,190889</text:p>
          </table:table-cell>
          <table:table-cell office:value-type="float" office:value="0.206742" calcext:value-type="float">
            <text:p>0,206742</text:p>
          </table:table-cell>
          <table:table-cell table:style-name="ce11" table:formula="of:=AVERAGE([.B30:.D30])" office:value-type="float" office:value="0.195168666666667" calcext:value-type="float">
            <text:p>0,195169</text:p>
          </table:table-cell>
        </table:table-row>
        <table:table-row table:style-name="ro2">
          <table:table-cell table:style-name="ce9" office:value-type="string" calcext:value-type="string">
            <text:p>Quicksort PF</text:p>
          </table:table-cell>
          <table:table-cell office:value-type="float" office:value="0.160073" calcext:value-type="float">
            <text:p>0,160073</text:p>
          </table:table-cell>
          <table:table-cell office:value-type="float" office:value="0.171693" calcext:value-type="float">
            <text:p>0,171693</text:p>
          </table:table-cell>
          <table:table-cell office:value-type="float" office:value="0.171129" calcext:value-type="float">
            <text:p>0,171129</text:p>
          </table:table-cell>
          <table:table-cell table:style-name="ce11" table:formula="of:=AVERAGE([.B31:.D31])" office:value-type="float" office:value="0.167631666666667" calcext:value-type="float">
            <text:p>0,167632</text:p>
          </table:table-cell>
        </table:table-row>
        <table:table-row table:style-name="ro2">
          <table:table-cell table:style-name="ce9" office:value-type="string" calcext:value-type="string">
            <text:p>Quicksort PA </text:p>
          </table:table-cell>
          <table:table-cell office:value-type="float" office:value="0.013471" calcext:value-type="float">
            <text:p>0,013471</text:p>
          </table:table-cell>
          <table:table-cell office:value-type="float" office:value="0.013522" calcext:value-type="float">
            <text:p>0,013522</text:p>
          </table:table-cell>
          <table:table-cell office:value-type="float" office:value="0.013853" calcext:value-type="float">
            <text:p>0,013853</text:p>
          </table:table-cell>
          <table:table-cell table:style-name="ce12" table:formula="of:=AVERAGE([.B32:.D32])" office:value-type="float" office:value="0.0136153333333333" calcext:value-type="float">
            <text:p>0,013615</text:p>
          </table:table-cell>
        </table:table-row>
        <table:table-row table:style-name="ro2">
          <table:table-cell table:style-name="ce9" office:value-type="string" calcext:value-type="string">
            <text:p>Quicksort PM3</text:p>
          </table:table-cell>
          <table:table-cell office:value-type="float" office:value="0.081701" calcext:value-type="float">
            <text:p>0,081701</text:p>
          </table:table-cell>
          <table:table-cell office:value-type="float" office:value="0.084012" calcext:value-type="float">
            <text:p>0,084012</text:p>
          </table:table-cell>
          <table:table-cell office:value-type="float" office:value="0.068058" calcext:value-type="float">
            <text:p>0,068058</text:p>
          </table:table-cell>
          <table:table-cell table:style-name="ce12" table:formula="of:=AVERAGE([.B33:.D33])" office:value-type="float" office:value="0.0779236666666667" calcext:value-type="float">
            <text:p>0,077924</text:p>
          </table:table-cell>
        </table:table-row>
        <table:table-row table:style-name="ro2">
          <table:table-cell table:style-name="ce9" office:value-type="string" calcext:value-type="string">
            <text:p>Heapsort</text:p>
          </table:table-cell>
          <table:table-cell office:value-type="float" office:value="0.004202" calcext:value-type="float">
            <text:p>0,004202</text:p>
          </table:table-cell>
          <table:table-cell office:value-type="float" office:value="0.00469" calcext:value-type="float">
            <text:p>0,00469</text:p>
          </table:table-cell>
          <table:table-cell office:value-type="float" office:value="0.003957" calcext:value-type="float">
            <text:p>0,003957</text:p>
          </table:table-cell>
          <table:table-cell table:style-name="ce12" table:formula="of:=AVERAGE([.B34:.D34])" office:value-type="float" office:value="0.004283" calcext:value-type="float">
            <text:p>0,004283</text:p>
          </table:table-cell>
        </table:table-row>
        <table:table-row table:style-name="ro2">
          <table:table-cell table:style-name="ce9" office:value-type="string" calcext:value-type="string">
            <text:p>Bubble Sort Melhorado <text:s/>LE</text:p>
          </table:table-cell>
          <table:table-cell office:value-type="float" office:value="0.443696" calcext:value-type="float">
            <text:p>0,443696</text:p>
          </table:table-cell>
          <table:table-cell office:value-type="float" office:value="0.442648" calcext:value-type="float">
            <text:p>0,442648</text:p>
          </table:table-cell>
          <table:table-cell office:value-type="float" office:value="0.443883" calcext:value-type="float">
            <text:p>0,443883</text:p>
          </table:table-cell>
          <table:table-cell table:style-name="ce12" table:formula="of:=AVERAGE([.B35:.D35])" office:value-type="float" office:value="0.443409" calcext:value-type="float">
            <text:p>0,443409</text:p>
          </table:table-cell>
        </table:table-row>
        <table:table-row table:style-name="ro2">
          <table:table-cell table:style-name="ce9" office:value-type="string" calcext:value-type="string">
            <text:p>Insertion Sort LE</text:p>
          </table:table-cell>
          <table:table-cell office:value-type="float" office:value="0.274136" calcext:value-type="float">
            <text:p>0,274136</text:p>
          </table:table-cell>
          <table:table-cell office:value-type="float" office:value="0.297788" calcext:value-type="float">
            <text:p>0,297788</text:p>
          </table:table-cell>
          <table:table-cell office:value-type="float" office:value="0.274997" calcext:value-type="float">
            <text:p>0,274997</text:p>
          </table:table-cell>
          <table:table-cell table:style-name="ce12" table:formula="of:=AVERAGE([.B36:.D36])" office:value-type="float" office:value="0.282307" calcext:value-type="float">
            <text:p>0,282307</text:p>
          </table:table-cell>
        </table:table-row>
        <table:table-row table:style-name="ro2">
          <table:table-cell table:style-name="ce9" office:value-type="string" calcext:value-type="string">
            <text:p>Quicksort Pivô no Final LE</text:p>
          </table:table-cell>
          <table:table-cell table:number-columns-repeated="3"/>
          <table:table-cell table:style-name="ce11" table:formula="of:=AVERAGE([.B37:.D37])" office:value-type="string" office:string-value="" calcext:value-type="error">
            <text:p>#DIV/0!</text:p>
          </table:table-cell>
        </table:table-row>
        <table:table-row table:style-name="ro2">
          <table:table-cell table:style-name="ce9" office:value-type="string" calcext:value-type="string">
            <text:p>MergeSort</text:p>
          </table:table-cell>
          <table:table-cell office:value-type="float" office:value="0.00967" calcext:value-type="float">
            <text:p>0,00967</text:p>
          </table:table-cell>
          <table:table-cell office:value-type="float" office:value="0.009407" calcext:value-type="float">
            <text:p>0,009407</text:p>
          </table:table-cell>
          <table:table-cell office:value-type="float" office:value="0.01012" calcext:value-type="float">
            <text:p>0,01012</text:p>
          </table:table-cell>
          <table:table-cell table:style-name="ce11" table:formula="of:=AVERAGE([.B38:.D38])" office:value-type="float" office:value="0.00973233333333334" calcext:value-type="float">
            <text:p>0,00973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12:55.96314304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45mm"/>
    </style:style>
    <style:style style:name="co2"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data-style-name="N108">
      <style:text-properties style:text-position=""/>
    </style:style>
    <style:style style:name="ce6" style:family="table-cell" style:parent-style-name="Default" style:data-style-name="N108">
      <style:text-properties style:text-position="" style:font-name="Liberation Sans" style:font-name-asian="Noto Sans CJK SC Regular" style:font-name-complex="FreeSans"/>
    </style:style>
    <style:style style:name="ce7"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08"/>
    <style:style style:name="ce12"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100000" table:style-name="ta1">
        <table:table-column table:style-name="co1" table:default-cell-style-name="ce9"/>
        <table:table-column table:style-name="co2" table:visibility="collapse" table:number-columns-repeated="3" table:default-cell-style-name="Default"/>
        <table:table-column table:style-name="co2" table:default-cell-style-name="ce11"/>
        <table:table-row table:style-name="ro1">
          <table:table-cell table:style-name="ce7" office:value-type="string" calcext:value-type="string">
            <text:p>Algoritmos de ordenação 100.000 A</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office:value-type="string" calcext:value-type="string">
            <text:p>media </text:p>
          </table:table-cell>
        </table:table-row>
        <table:table-row table:style-name="ro1">
          <table:table-cell table:style-name="ce8" office:value-type="string" calcext:value-type="string">
            <text:p>Bubble Sort</text:p>
          </table:table-cell>
          <table:table-cell table:style-name="ce8" office:value-type="float" office:value="50.670956" calcext:value-type="float">
            <text:p>50,670956</text:p>
          </table:table-cell>
          <table:table-cell table:style-name="ce10" office:value-type="float" office:value="50.181761" calcext:value-type="float">
            <text:p>50,181761</text:p>
          </table:table-cell>
          <table:table-cell office:value-type="float" office:value="50.439558" calcext:value-type="float">
            <text:p>50,439558</text:p>
          </table:table-cell>
          <table:table-cell table:formula="of:=AVERAGE([.B2:.D2])" office:value-type="float" office:value="50.4307583333333" calcext:value-type="float">
            <text:p>50,430758</text:p>
          </table:table-cell>
        </table:table-row>
        <table:table-row table:style-name="ro1">
          <table:table-cell office:value-type="string" calcext:value-type="string">
            <text:p>Bubble Sort M</text:p>
          </table:table-cell>
          <table:table-cell office:value-type="float" office:value="38.04789" calcext:value-type="float">
            <text:p>38,04789</text:p>
          </table:table-cell>
          <table:table-cell office:value-type="float" office:value="38.163864" calcext:value-type="float">
            <text:p>38,163864</text:p>
          </table:table-cell>
          <table:table-cell office:value-type="float" office:value="37.977093" calcext:value-type="float">
            <text:p>37,977093</text:p>
          </table:table-cell>
          <table:table-cell table:formula="of:=AVERAGE([.B3:.D3])" office:value-type="float" office:value="38.062949" calcext:value-type="float">
            <text:p>38,062949</text:p>
          </table:table-cell>
        </table:table-row>
        <table:table-row table:style-name="ro1">
          <table:table-cell office:value-type="string" calcext:value-type="string">
            <text:p>Insertion Sort</text:p>
          </table:table-cell>
          <table:table-cell office:value-type="float" office:value="7.488108" calcext:value-type="float">
            <text:p>7,488108</text:p>
          </table:table-cell>
          <table:table-cell office:value-type="float" office:value="7.495812" calcext:value-type="float">
            <text:p>7,495812</text:p>
          </table:table-cell>
          <table:table-cell office:value-type="float" office:value="7.575018" calcext:value-type="float">
            <text:p>7,575018</text:p>
          </table:table-cell>
          <table:table-cell table:formula="of:=AVERAGE([.B4:.D4])" office:value-type="float" office:value="7.519646" calcext:value-type="float">
            <text:p>7,519646</text:p>
          </table:table-cell>
        </table:table-row>
        <table:table-row table:style-name="ro1">
          <table:table-cell office:value-type="string" calcext:value-type="string">
            <text:p>Quicksort PF</text:p>
          </table:table-cell>
          <table:table-cell office:value-type="float" office:value="0.02464" calcext:value-type="float">
            <text:p>0,02464</text:p>
          </table:table-cell>
          <table:table-cell office:value-type="float" office:value="0.025878" calcext:value-type="float">
            <text:p>0,025878</text:p>
          </table:table-cell>
          <table:table-cell office:value-type="float" office:value="0.026544" calcext:value-type="float">
            <text:p>0,026544</text:p>
          </table:table-cell>
          <table:table-cell table:formula="of:=AVERAGE([.B5:.D5])" office:value-type="float" office:value="0.0256873333333333" calcext:value-type="float">
            <text:p>0,025687</text:p>
          </table:table-cell>
        </table:table-row>
        <table:table-row table:style-name="ro1">
          <table:table-cell office:value-type="string" calcext:value-type="string">
            <text:p>Quicksort PA </text:p>
          </table:table-cell>
          <table:table-cell office:value-type="float" office:value="0.11848" calcext:value-type="float">
            <text:p>0,11848</text:p>
          </table:table-cell>
          <table:table-cell office:value-type="float" office:value="0.124492" calcext:value-type="float">
            <text:p>0,124492</text:p>
          </table:table-cell>
          <table:table-cell office:value-type="float" office:value="0.120264" calcext:value-type="float">
            <text:p>0,120264</text:p>
          </table:table-cell>
          <table:table-cell table:style-name="ce12" table:formula="of:=AVERAGE([.B6:.D6])" office:value-type="float" office:value="0.121078666666667" calcext:value-type="float">
            <text:p>0,121079</text:p>
          </table:table-cell>
        </table:table-row>
        <table:table-row table:style-name="ro1">
          <table:table-cell office:value-type="string" calcext:value-type="string">
            <text:p>Quicksort PM3</text:p>
          </table:table-cell>
          <table:table-cell office:value-type="float" office:value="0.030259" calcext:value-type="float">
            <text:p>0,030259</text:p>
          </table:table-cell>
          <table:table-cell office:value-type="float" office:value="0.030018" calcext:value-type="float">
            <text:p>0,030018</text:p>
          </table:table-cell>
          <table:table-cell office:value-type="float" office:value="0.030365" calcext:value-type="float">
            <text:p>0,030365</text:p>
          </table:table-cell>
          <table:table-cell table:style-name="ce12" table:formula="of:=AVERAGE([.B7:.D7])" office:value-type="float" office:value="0.030214" calcext:value-type="float">
            <text:p>0,030214</text:p>
          </table:table-cell>
        </table:table-row>
        <table:table-row table:style-name="ro1">
          <table:table-cell office:value-type="string" calcext:value-type="string">
            <text:p>Heapsort</text:p>
          </table:table-cell>
          <table:table-cell office:value-type="float" office:value="0.051987" calcext:value-type="float">
            <text:p>0,051987</text:p>
          </table:table-cell>
          <table:table-cell office:value-type="float" office:value="0.05538" calcext:value-type="float">
            <text:p>0,05538</text:p>
          </table:table-cell>
          <table:table-cell office:value-type="float" office:value="0.054645" calcext:value-type="float">
            <text:p>0,054645</text:p>
          </table:table-cell>
          <table:table-cell table:style-name="ce12" table:formula="of:=AVERAGE([.B8:.D8])" office:value-type="float" office:value="0.054004" calcext:value-type="float">
            <text:p>0,054004</text:p>
          </table:table-cell>
        </table:table-row>
        <table:table-row table:style-name="ro1">
          <table:table-cell office:value-type="string" calcext:value-type="string">
            <text:p>Bubble Sort Melhorado <text:s/>LE</text:p>
          </table:table-cell>
          <table:table-cell office:value-type="float" office:value="41.110111" calcext:value-type="float">
            <text:p>41,110111</text:p>
          </table:table-cell>
          <table:table-cell office:value-type="float" office:value="41.312329" calcext:value-type="float">
            <text:p>41,312329</text:p>
          </table:table-cell>
          <table:table-cell office:value-type="float" office:value="41.419858" calcext:value-type="float">
            <text:p>41,419858</text:p>
          </table:table-cell>
          <table:table-cell table:style-name="ce12" table:formula="of:=AVERAGE([.B9:.D9])" office:value-type="float" office:value="41.280766" calcext:value-type="float">
            <text:p>41,280766</text:p>
          </table:table-cell>
        </table:table-row>
        <table:table-row table:style-name="ro1">
          <table:table-cell office:value-type="string" calcext:value-type="string">
            <text:p>Insertion Sort LE</text:p>
          </table:table-cell>
          <table:table-cell office:value-type="float" office:value="10.922531" calcext:value-type="float">
            <text:p>10,922531</text:p>
          </table:table-cell>
          <table:table-cell office:value-type="float" office:value="10.923791" calcext:value-type="float">
            <text:p>10,923791</text:p>
          </table:table-cell>
          <table:table-cell office:value-type="float" office:value="12.170003" calcext:value-type="float">
            <text:p>12,170003</text:p>
          </table:table-cell>
          <table:table-cell table:style-name="ce12" table:formula="of:=AVERAGE([.B10:.D10])" office:value-type="float" office:value="11.338775" calcext:value-type="float">
            <text:p>11,338775</text:p>
          </table:table-cell>
        </table:table-row>
        <table:table-row table:style-name="ro1">
          <table:table-cell office:value-type="string" calcext:value-type="string">
            <text:p>Quicksort Pivô no Final LE</text:p>
          </table:table-cell>
          <table:table-cell table:number-columns-repeated="3"/>
          <table:table-cell table:formula="of:=AVERAGE([.B11:.D11])" office:value-type="string" office:string-value="" calcext:value-type="error">
            <text:p>#DIV/0!</text:p>
          </table:table-cell>
        </table:table-row>
        <table:table-row table:style-name="ro1">
          <table:table-cell office:value-type="string" calcext:value-type="string">
            <text:p>MergeSort</text:p>
          </table:table-cell>
          <table:table-cell office:value-type="float" office:value="0.290038" calcext:value-type="float">
            <text:p>0,290038</text:p>
          </table:table-cell>
          <table:table-cell office:value-type="float" office:value="0.299195" calcext:value-type="float">
            <text:p>0,299195</text:p>
          </table:table-cell>
          <table:table-cell office:value-type="float" office:value="0.297662" calcext:value-type="float">
            <text:p>0,297662</text:p>
          </table:table-cell>
          <table:table-cell table:formula="of:=AVERAGE([.B12:.D12])" office:value-type="float" office:value="0.295631666666667" calcext:value-type="float">
            <text:p>0,29563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13:24.94160973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data-style-name="N108">
      <style:text-properties style:text-position=""/>
    </style:style>
    <style:style style:name="ce6" style:family="table-cell" style:parent-style-name="Default" style:data-style-name="N108">
      <style:text-properties style:text-position="" style:font-name="Liberation Sans" style:font-name-asian="Noto Sans CJK SC Regular" style:font-name-complex="FreeSans"/>
    </style:style>
    <style:style style:name="ce7"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08"/>
    <style:style style:name="ce12"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100000" table:style-name="ta1">
        <table:table-column table:style-name="co1" table:default-cell-style-name="Default"/>
        <table:table-column table:style-name="co2" table:visibility="collapse" table:number-columns-repeated="3" table:default-cell-style-name="Default"/>
        <table:table-column table:style-name="co2" table:default-cell-style-name="Default"/>
        <table:table-row table:style-name="ro1" table:number-rows-repeated="14">
          <table:table-cell table:number-columns-repeated="5"/>
        </table:table-row>
        <table:table-row table:style-name="ro2">
          <table:table-cell table:style-name="ce7" office:value-type="string" calcext:value-type="string">
            <text:p>Algoritmos de ordenação 100.000 C</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table:style-name="ce11" office:value-type="string" calcext:value-type="string">
            <text:p>media </text:p>
          </table:table-cell>
        </table:table-row>
        <table:table-row table:style-name="ro2">
          <table:table-cell table:style-name="ce8" office:value-type="string" calcext:value-type="string">
            <text:p>Bubble Sort</text:p>
          </table:table-cell>
          <table:table-cell table:style-name="ce8" office:value-type="float" office:value="23.453436" calcext:value-type="float">
            <text:p>23,453436</text:p>
          </table:table-cell>
          <table:table-cell table:style-name="ce10" office:value-type="float" office:value="23.464027" calcext:value-type="float">
            <text:p>23,464027</text:p>
          </table:table-cell>
          <table:table-cell office:value-type="float" office:value="23.686494" calcext:value-type="float">
            <text:p>23,686494</text:p>
          </table:table-cell>
          <table:table-cell table:style-name="ce11" table:formula="of:=AVERAGE([.B16:.D16])" office:value-type="float" office:value="23.5346523333333" calcext:value-type="float">
            <text:p>23,534652</text:p>
          </table:table-cell>
        </table:table-row>
        <table:table-row table:style-name="ro2">
          <table:table-cell table:style-name="ce9" office:value-type="string" calcext:value-type="string">
            <text:p>Bubble Sort M</text:p>
          </table:table-cell>
          <table:table-cell office:value-type="float" office:value="0.000589" calcext:value-type="float">
            <text:p>0,000589</text:p>
          </table:table-cell>
          <table:table-cell office:value-type="float" office:value="0.000588" calcext:value-type="float">
            <text:p>0,000588</text:p>
          </table:table-cell>
          <table:table-cell office:value-type="float" office:value="0.000602" calcext:value-type="float">
            <text:p>0,000602</text:p>
          </table:table-cell>
          <table:table-cell table:style-name="ce11" table:formula="of:=AVERAGE([.B17:.D17])" office:value-type="float" office:value="0.000593" calcext:value-type="float">
            <text:p>0,000593</text:p>
          </table:table-cell>
        </table:table-row>
        <table:table-row table:style-name="ro2">
          <table:table-cell table:style-name="ce9" office:value-type="string" calcext:value-type="string">
            <text:p>Insertion Sort</text:p>
          </table:table-cell>
          <table:table-cell office:value-type="float" office:value="0.000974" calcext:value-type="float">
            <text:p>0,000974</text:p>
          </table:table-cell>
          <table:table-cell table:number-columns-repeated="2" office:value-type="float" office:value="0.000942" calcext:value-type="float">
            <text:p>0,000942</text:p>
          </table:table-cell>
          <table:table-cell table:style-name="ce11" table:formula="of:=AVERAGE([.B18:.D18])" office:value-type="float" office:value="0.000952666666666667" calcext:value-type="float">
            <text:p>0,000953</text:p>
          </table:table-cell>
        </table:table-row>
        <table:table-row table:style-name="ro2">
          <table:table-cell table:style-name="ce9" office:value-type="string" calcext:value-type="string">
            <text:p>Quicksort PF</text:p>
          </table:table-cell>
          <table:table-cell office:value-type="float" office:value="11.468675" calcext:value-type="float">
            <text:p>11,468675</text:p>
          </table:table-cell>
          <table:table-cell table:number-columns-repeated="2" office:value-type="float" office:value="11.590141" calcext:value-type="float">
            <text:p>11,590141</text:p>
          </table:table-cell>
          <table:table-cell table:style-name="ce11" table:formula="of:=AVERAGE([.B19:.D19])" office:value-type="float" office:value="11.5496523333333" calcext:value-type="float">
            <text:p>11,549652</text:p>
          </table:table-cell>
        </table:table-row>
        <table:table-row table:style-name="ro2">
          <table:table-cell table:style-name="ce9" office:value-type="string" calcext:value-type="string">
            <text:p>Quicksort PA </text:p>
          </table:table-cell>
          <table:table-cell office:value-type="float" office:value="0.111433" calcext:value-type="float">
            <text:p>0,111433</text:p>
          </table:table-cell>
          <table:table-cell office:value-type="float" office:value="0.110996" calcext:value-type="float">
            <text:p>0,110996</text:p>
          </table:table-cell>
          <table:table-cell office:value-type="float" office:value="0.112187" calcext:value-type="float">
            <text:p>0,112187</text:p>
          </table:table-cell>
          <table:table-cell table:style-name="ce12" table:formula="of:=AVERAGE([.B20:.D20])" office:value-type="float" office:value="0.111538666666667" calcext:value-type="float">
            <text:p>0,111539</text:p>
          </table:table-cell>
        </table:table-row>
        <table:table-row table:style-name="ro2">
          <table:table-cell table:style-name="ce9" office:value-type="string" calcext:value-type="string">
            <text:p>Quicksort PM3</text:p>
          </table:table-cell>
          <table:table-cell office:value-type="float" office:value="0.008562" calcext:value-type="float">
            <text:p>0,008562</text:p>
          </table:table-cell>
          <table:table-cell office:value-type="float" office:value="0.009036" calcext:value-type="float">
            <text:p>0,009036</text:p>
          </table:table-cell>
          <table:table-cell office:value-type="float" office:value="0.009018" calcext:value-type="float">
            <text:p>0,009018</text:p>
          </table:table-cell>
          <table:table-cell table:style-name="ce12" table:formula="of:=AVERAGE([.B21:.D21])" office:value-type="float" office:value="0.008872" calcext:value-type="float">
            <text:p>0,008872</text:p>
          </table:table-cell>
        </table:table-row>
        <table:table-row table:style-name="ro2">
          <table:table-cell table:style-name="ce9" office:value-type="string" calcext:value-type="string">
            <text:p>Heapsort</text:p>
          </table:table-cell>
          <table:table-cell office:value-type="float" office:value="0.044777" calcext:value-type="float">
            <text:p>0,044777</text:p>
          </table:table-cell>
          <table:table-cell office:value-type="float" office:value="0.047435" calcext:value-type="float">
            <text:p>0,047435</text:p>
          </table:table-cell>
          <table:table-cell office:value-type="float" office:value="0.047942" calcext:value-type="float">
            <text:p>0,047942</text:p>
          </table:table-cell>
          <table:table-cell table:style-name="ce12" table:formula="of:=AVERAGE([.B22:.D22])" office:value-type="float" office:value="0.046718" calcext:value-type="float">
            <text:p>0,046718</text:p>
          </table:table-cell>
        </table:table-row>
        <table:table-row table:style-name="ro2">
          <table:table-cell table:style-name="ce9" office:value-type="string" calcext:value-type="string">
            <text:p>Bubble Sort Melhorado <text:s/>LE</text:p>
          </table:table-cell>
          <table:table-cell office:value-type="float" office:value="0.001651" calcext:value-type="float">
            <text:p>0,001651</text:p>
          </table:table-cell>
          <table:table-cell office:value-type="float" office:value="0.001404" calcext:value-type="float">
            <text:p>0,001404</text:p>
          </table:table-cell>
          <table:table-cell office:value-type="float" office:value="0.001457" calcext:value-type="float">
            <text:p>0,001457</text:p>
          </table:table-cell>
          <table:table-cell table:style-name="ce12" table:formula="of:=AVERAGE([.B23:.D23])" office:value-type="float" office:value="0.001504" calcext:value-type="float">
            <text:p>0,001504</text:p>
          </table:table-cell>
        </table:table-row>
        <table:table-row table:style-name="ro2">
          <table:table-cell table:style-name="ce9" office:value-type="string" calcext:value-type="string">
            <text:p>Insertion Sort LE</text:p>
          </table:table-cell>
          <table:table-cell office:value-type="float" office:value="0.001112" calcext:value-type="float">
            <text:p>0,001112</text:p>
          </table:table-cell>
          <table:table-cell office:value-type="float" office:value="0.000871" calcext:value-type="float">
            <text:p>0,000871</text:p>
          </table:table-cell>
          <table:table-cell office:value-type="float" office:value="0.000976" calcext:value-type="float">
            <text:p>0,000976</text:p>
          </table:table-cell>
          <table:table-cell table:style-name="ce12" table:formula="of:=AVERAGE([.B24:.D24])" office:value-type="float" office:value="0.000986333333333333" calcext:value-type="float">
            <text:p>0,000986</text:p>
          </table:table-cell>
        </table:table-row>
        <table:table-row table:style-name="ro2">
          <table:table-cell table:style-name="ce9" office:value-type="string" calcext:value-type="string">
            <text:p>Quicksort Pivô no Final LE</text:p>
          </table:table-cell>
          <table:table-cell table:number-columns-repeated="3"/>
          <table:table-cell table:style-name="ce11" table:formula="of:=AVERAGE([.B25:.D25])" office:value-type="string" office:string-value="" calcext:value-type="error">
            <text:p>#DIV/0!</text:p>
          </table:table-cell>
        </table:table-row>
        <table:table-row table:style-name="ro2">
          <table:table-cell table:style-name="ce9" office:value-type="string" calcext:value-type="string">
            <text:p>MergeSort</text:p>
          </table:table-cell>
          <table:table-cell office:value-type="float" office:value="0.293397" calcext:value-type="float">
            <text:p>0,293397</text:p>
          </table:table-cell>
          <table:table-cell office:value-type="float" office:value="0.293907" calcext:value-type="float">
            <text:p>0,293907</text:p>
          </table:table-cell>
          <table:table-cell office:value-type="float" office:value="0.293257" calcext:value-type="float">
            <text:p>0,293257</text:p>
          </table:table-cell>
          <table:table-cell table:style-name="ce11" table:formula="of:=AVERAGE([.B26:.D26])" office:value-type="float" office:value="0.293520333333333" calcext:value-type="float">
            <text:p>0,29352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13:47.95538090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5.59mm"/>
    </style:style>
    <style:style style:name="co2" style:family="table-column">
      <style:table-column-properties fo:break-before="auto" style:column-width="22.58mm"/>
    </style:style>
    <style:style style:name="co3" style:family="table-column">
      <style:table-column-properties fo:break-before="auto" style:column-width="29.67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108">
      <style:text-properties style:text-position=""/>
    </style:style>
    <style:style style:name="ce5" style:family="table-cell" style:parent-style-name="Default" style:data-style-name="N108">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108">
      <style:text-properties style:text-position="" style:font-name="Liberation Sans" style:font-name-asian="Noto Sans CJK SC Regular" style:font-name-complex="FreeSans"/>
    </style:style>
    <style:style style:name="ce8"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08"/>
    <style:style style:name="ce12" style:family="table-cell" style:parent-style-name="Default" style:data-style-name="N108">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500000" table:style-name="ta1">
        <table:table-column table:style-name="co1" table:default-cell-style-name="ce10"/>
        <table:table-column table:style-name="co2" table:visibility="collapse" table:default-cell-style-name="ce11"/>
        <table:table-column table:style-name="co2" table:visibility="collapse" table:number-columns-repeated="2" table:default-cell-style-name="Default"/>
        <table:table-column table:style-name="co3" table:default-cell-style-name="ce11"/>
        <table:table-row table:style-name="ro1">
          <table:table-cell table:style-name="ce8" office:value-type="string" calcext:value-type="string">
            <text:p>Algoritmos de ordenação 500.000 A</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office:value-type="string" calcext:value-type="string">
            <text:p>media </text:p>
          </table:table-cell>
        </table:table-row>
        <table:table-row table:style-name="ro1">
          <table:table-cell table:style-name="ce9" office:value-type="string" calcext:value-type="string">
            <text:p>Bubble Sort</text:p>
          </table:table-cell>
          <table:table-cell table:style-name="ce12" office:value-type="float" office:value="1258.792671" calcext:value-type="float">
            <text:p>1258,792671</text:p>
          </table:table-cell>
          <table:table-cell table:style-name="ce13" office:value-type="float" office:value="1258.157772" calcext:value-type="float">
            <text:p>1258,157772</text:p>
          </table:table-cell>
          <table:table-cell office:value-type="float" office:value="1259.542165" calcext:value-type="float">
            <text:p>1259,542165</text:p>
          </table:table-cell>
          <table:table-cell table:formula="of:=AVERAGE([.B2:.D2])" office:value-type="float" office:value="1258.83086933333" calcext:value-type="float">
            <text:p>1258,830869</text:p>
          </table:table-cell>
        </table:table-row>
        <table:table-row table:style-name="ro1">
          <table:table-cell office:value-type="string" calcext:value-type="string">
            <text:p>Bubble Sort M</text:p>
          </table:table-cell>
          <table:table-cell office:value-type="float" office:value="951.24602" calcext:value-type="float">
            <text:p>951,246020</text:p>
          </table:table-cell>
          <table:table-cell office:value-type="float" office:value="951.745126" calcext:value-type="float">
            <text:p>951,745126</text:p>
          </table:table-cell>
          <table:table-cell office:value-type="float" office:value="952.034539" calcext:value-type="float">
            <text:p>952,034539</text:p>
          </table:table-cell>
          <table:table-cell table:formula="of:=AVERAGE([.B3:.D3])" office:value-type="float" office:value="951.675228333333" calcext:value-type="float">
            <text:p>951,675228</text:p>
          </table:table-cell>
        </table:table-row>
        <table:table-row table:style-name="ro1">
          <table:table-cell office:value-type="string" calcext:value-type="string">
            <text:p>Insertion Sort</text:p>
          </table:table-cell>
          <table:table-cell office:value-type="float" office:value="185.836841" calcext:value-type="float">
            <text:p>185,836841</text:p>
          </table:table-cell>
          <table:table-cell office:value-type="float" office:value="185.873345" calcext:value-type="float">
            <text:p>185,873345</text:p>
          </table:table-cell>
          <table:table-cell office:value-type="float" office:value="185.851606" calcext:value-type="float">
            <text:p>185,851606</text:p>
          </table:table-cell>
          <table:table-cell table:formula="of:=AVERAGE([.B4:.D4])" office:value-type="float" office:value="185.853930666667" calcext:value-type="float">
            <text:p>185,853931</text:p>
          </table:table-cell>
        </table:table-row>
        <table:table-row table:style-name="ro1">
          <table:table-cell office:value-type="string" calcext:value-type="string">
            <text:p>Quicksort PF</text:p>
          </table:table-cell>
          <table:table-cell office:value-type="float" office:value="0.111992" calcext:value-type="float">
            <text:p>0,111992</text:p>
          </table:table-cell>
          <table:table-cell office:value-type="float" office:value="0.121781" calcext:value-type="float">
            <text:p>0,121781</text:p>
          </table:table-cell>
          <table:table-cell office:value-type="float" office:value="0.121943" calcext:value-type="float">
            <text:p>0,121943</text:p>
          </table:table-cell>
          <table:table-cell table:formula="of:=AVERAGE([.B5:.D5])" office:value-type="float" office:value="0.118572" calcext:value-type="float">
            <text:p>0,118572</text:p>
          </table:table-cell>
        </table:table-row>
        <table:table-row table:style-name="ro1">
          <table:table-cell office:value-type="string" calcext:value-type="string">
            <text:p>Quicksort PA </text:p>
          </table:table-cell>
          <table:table-cell office:value-type="float" office:value="0.435399" calcext:value-type="float">
            <text:p>0,435399</text:p>
          </table:table-cell>
          <table:table-cell office:value-type="float" office:value="0.430934" calcext:value-type="float">
            <text:p>0,430934</text:p>
          </table:table-cell>
          <table:table-cell office:value-type="float" office:value="0.442984" calcext:value-type="float">
            <text:p>0,442984</text:p>
          </table:table-cell>
          <table:table-cell table:style-name="ce14" office:value-type="float" office:value="0.416953666666667" calcext:value-type="float">
            <text:p>0,416954</text:p>
          </table:table-cell>
        </table:table-row>
        <table:table-row table:style-name="ro1">
          <table:table-cell office:value-type="string" calcext:value-type="string">
            <text:p>Quicksort PM3</text:p>
          </table:table-cell>
          <table:table-cell office:value-type="float" office:value="0.131089" calcext:value-type="float">
            <text:p>0,131089</text:p>
          </table:table-cell>
          <table:table-cell office:value-type="float" office:value="0.130955" calcext:value-type="float">
            <text:p>0,130955</text:p>
          </table:table-cell>
          <table:table-cell office:value-type="float" office:value="0.135096" calcext:value-type="float">
            <text:p>0,135096</text:p>
          </table:table-cell>
          <table:table-cell table:style-name="ce14" table:formula="of:=AVERAGE([.B7:.D7])" office:value-type="float" office:value="0.13238" calcext:value-type="float">
            <text:p>0,132380</text:p>
          </table:table-cell>
        </table:table-row>
        <table:table-row table:style-name="ro1">
          <table:table-cell office:value-type="string" calcext:value-type="string">
            <text:p>Heapsort</text:p>
          </table:table-cell>
          <table:table-cell office:value-type="float" office:value="0.219875" calcext:value-type="float">
            <text:p>0,219875</text:p>
          </table:table-cell>
          <table:table-cell office:value-type="float" office:value="0.222762" calcext:value-type="float">
            <text:p>0,222762</text:p>
          </table:table-cell>
          <table:table-cell office:value-type="float" office:value="0.221219" calcext:value-type="float">
            <text:p>0,221219</text:p>
          </table:table-cell>
          <table:table-cell table:style-name="ce14" table:formula="of:=AVERAGE([.B8:.D8])" office:value-type="float" office:value="0.221285333333333" calcext:value-type="float">
            <text:p>0,221285</text:p>
          </table:table-cell>
        </table:table-row>
        <table:table-row table:style-name="ro1">
          <table:table-cell office:value-type="string" calcext:value-type="string">
            <text:p>Bubble Sort Melhorado <text:s/>LE</text:p>
          </table:table-cell>
          <table:table-cell office:value-type="float" office:value="1109.590455" calcext:value-type="float">
            <text:p>1109,590455</text:p>
          </table:table-cell>
          <table:table-cell office:value-type="float" office:value="1093.42114" calcext:value-type="float">
            <text:p>1093,42114</text:p>
          </table:table-cell>
          <table:table-cell office:value-type="float" office:value="1113.108818" calcext:value-type="float">
            <text:p>1113,108818</text:p>
          </table:table-cell>
          <table:table-cell table:style-name="ce14" table:formula="of:=AVERAGE([.B9:.D9])" office:value-type="float" office:value="1105.373471" calcext:value-type="float">
            <text:p>1105,373471</text:p>
          </table:table-cell>
        </table:table-row>
        <table:table-row table:style-name="ro1">
          <table:table-cell office:value-type="string" calcext:value-type="string">
            <text:p>Insertion Sort LE</text:p>
          </table:table-cell>
          <table:table-cell office:value-type="float" office:value="293.937051" calcext:value-type="float">
            <text:p>293,937051</text:p>
          </table:table-cell>
          <table:table-cell office:value-type="float" office:value="320.613161" calcext:value-type="float">
            <text:p>320,613161</text:p>
          </table:table-cell>
          <table:table-cell office:value-type="float" office:value="321.445523" calcext:value-type="float">
            <text:p>321,445523</text:p>
          </table:table-cell>
          <table:table-cell table:style-name="ce14" table:formula="of:=AVERAGE([.B10:.D10])" office:value-type="float" office:value="311.998578333333" calcext:value-type="float">
            <text:p>311,998578</text:p>
          </table:table-cell>
        </table:table-row>
        <table:table-row table:style-name="ro1">
          <table:table-cell office:value-type="string" calcext:value-type="string">
            <text:p>Quicksort Pivô no Final LE</text:p>
          </table:table-cell>
          <table:table-cell table:number-columns-repeated="3"/>
          <table:table-cell table:formula="of:=AVERAGE([.B11:.D11])" office:value-type="string" office:string-value="" calcext:value-type="error">
            <text:p>#DIV/0!</text:p>
          </table:table-cell>
        </table:table-row>
        <table:table-row table:style-name="ro1">
          <table:table-cell office:value-type="string" calcext:value-type="string">
            <text:p>MergeSort</text:p>
          </table:table-cell>
          <table:table-cell office:value-type="float" office:value="1.556737" calcext:value-type="float">
            <text:p>1,556737</text:p>
          </table:table-cell>
          <table:table-cell office:value-type="float" office:value="1.509513" calcext:value-type="float">
            <text:p>1,509513</text:p>
          </table:table-cell>
          <table:table-cell office:value-type="float" office:value="1.55908" calcext:value-type="float">
            <text:p>1,55908</text:p>
          </table:table-cell>
          <table:table-cell table:formula="of:=AVERAGE([.B12:.D12])" office:value-type="float" office:value="1.54177666666667" calcext:value-type="float">
            <text:p>1,54177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27:23.68942877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5.59mm"/>
    </style:style>
    <style:style style:name="co2" style:family="table-column">
      <style:table-column-properties fo:break-before="auto" style:column-width="22.58mm"/>
    </style:style>
    <style:style style:name="co3" style:family="table-column">
      <style:table-column-properties fo:break-before="auto" style:column-width="29.6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108">
      <style:text-properties style:text-position=""/>
    </style:style>
    <style:style style:name="ce5" style:family="table-cell" style:parent-style-name="Default" style:data-style-name="N108">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108">
      <style:text-properties style:text-position="" style:font-name="Liberation Sans" style:font-name-asian="Noto Sans CJK SC Regular" style:font-name-complex="FreeSans"/>
    </style:style>
    <style:style style:name="ce8"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08"/>
    <style:style style:name="ce12" style:family="table-cell" style:parent-style-name="Default" style:data-style-name="N108">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500000" table:style-name="ta1">
        <table:table-column table:style-name="co1" table:default-cell-style-name="Default"/>
        <table:table-column table:style-name="co2" table:visibility="collapse" table:number-columns-repeated="3" table:default-cell-style-name="Default"/>
        <table:table-column table:style-name="co3" table:default-cell-style-name="Default"/>
        <table:table-row table:style-name="ro1" table:number-rows-repeated="14">
          <table:table-cell table:number-columns-repeated="5"/>
        </table:table-row>
        <table:table-row table:style-name="ro2">
          <table:table-cell table:style-name="ce8" office:value-type="string" calcext:value-type="string">
            <text:p>Algoritmos de ordenação 500.000 D</text:p>
          </table:table-cell>
          <table:table-cell table:style-name="ce11"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table:style-name="ce11" office:value-type="string" calcext:value-type="string">
            <text:p>media </text:p>
          </table:table-cell>
        </table:table-row>
        <table:table-row table:style-name="ro2">
          <table:table-cell table:style-name="ce9" office:value-type="string" calcext:value-type="string">
            <text:p>Bubble Sort</text:p>
          </table:table-cell>
          <table:table-cell table:style-name="ce12" office:value-type="float" office:value="1185.376599" calcext:value-type="float">
            <text:p>1185,376599</text:p>
          </table:table-cell>
          <table:table-cell table:style-name="ce13" office:value-type="float" office:value="1188.043208" calcext:value-type="float">
            <text:p>1188,043208</text:p>
          </table:table-cell>
          <table:table-cell office:value-type="float" office:value="1186.858207" calcext:value-type="float">
            <text:p>1186,858207</text:p>
          </table:table-cell>
          <table:table-cell table:style-name="ce11" table:formula="of:=AVERAGE([.B16:.D16])" office:value-type="float" office:value="1186.759338" calcext:value-type="float">
            <text:p>1186,759338</text:p>
          </table:table-cell>
        </table:table-row>
        <table:table-row table:style-name="ro2">
          <table:table-cell table:style-name="ce10" office:value-type="string" calcext:value-type="string">
            <text:p>Bubble Sort M</text:p>
          </table:table-cell>
          <table:table-cell table:style-name="ce11" office:value-type="float" office:value="894.103581" calcext:value-type="float">
            <text:p>894,103581</text:p>
          </table:table-cell>
          <table:table-cell office:value-type="float" office:value="893.444678" calcext:value-type="float">
            <text:p>893,444678</text:p>
          </table:table-cell>
          <table:table-cell office:value-type="float" office:value="893.589467" calcext:value-type="float">
            <text:p>893,589467</text:p>
          </table:table-cell>
          <table:table-cell table:style-name="ce11" table:formula="of:=AVERAGE([.B17:.D17])" office:value-type="float" office:value="893.712575333333" calcext:value-type="float">
            <text:p>893,712575</text:p>
          </table:table-cell>
        </table:table-row>
        <table:table-row table:style-name="ro2">
          <table:table-cell table:style-name="ce10" office:value-type="string" calcext:value-type="string">
            <text:p>Insertion Sort</text:p>
          </table:table-cell>
          <table:table-cell table:style-name="ce12" office:value-type="float" office:value="372.137468" calcext:value-type="float">
            <text:p>372,137468</text:p>
          </table:table-cell>
          <table:table-cell table:style-name="ce13" office:value-type="float" office:value="371.702906" calcext:value-type="float">
            <text:p>371,702906</text:p>
          </table:table-cell>
          <table:table-cell office:value-type="float" office:value="371.487535" calcext:value-type="float">
            <text:p>371,487535</text:p>
          </table:table-cell>
          <table:table-cell table:style-name="ce11" table:formula="of:=AVERAGE([.B18:.D18])" office:value-type="float" office:value="371.775969666667" calcext:value-type="float">
            <text:p>371,775970</text:p>
          </table:table-cell>
        </table:table-row>
        <table:table-row table:style-name="ro2">
          <table:table-cell table:style-name="ce10" office:value-type="string" calcext:value-type="string">
            <text:p>Quicksort PF</text:p>
          </table:table-cell>
          <table:table-cell table:style-name="ce11" office:value-type="float" office:value="280.799043" calcext:value-type="float">
            <text:p>280,799043</text:p>
          </table:table-cell>
          <table:table-cell office:value-type="float" office:value="281.426473" calcext:value-type="float">
            <text:p>281,426473</text:p>
          </table:table-cell>
          <table:table-cell office:value-type="float" office:value="280.979942" calcext:value-type="float">
            <text:p>280,979942</text:p>
          </table:table-cell>
          <table:table-cell table:style-name="ce11" table:formula="of:=AVERAGE([.B19:.D19])" office:value-type="float" office:value="281.068486" calcext:value-type="float">
            <text:p>281,068486</text:p>
          </table:table-cell>
        </table:table-row>
        <table:table-row table:style-name="ro2">
          <table:table-cell table:style-name="ce10" office:value-type="string" calcext:value-type="string">
            <text:p>Quicksort PA </text:p>
          </table:table-cell>
          <table:table-cell table:style-name="ce11" office:value-type="float" office:value="0.383697" calcext:value-type="float">
            <text:p>0,383697</text:p>
          </table:table-cell>
          <table:table-cell office:value-type="float" office:value="0.354028" calcext:value-type="float">
            <text:p>0,354028</text:p>
          </table:table-cell>
          <table:table-cell office:value-type="float" office:value="0.396941" calcext:value-type="float">
            <text:p>0,396941</text:p>
          </table:table-cell>
          <table:table-cell table:style-name="ce14" table:formula="of:=AVERAGE([.B20:.D20])" office:value-type="float" office:value="0.378222" calcext:value-type="float">
            <text:p>0,378222</text:p>
          </table:table-cell>
        </table:table-row>
        <table:table-row table:style-name="ro2">
          <table:table-cell table:style-name="ce10" office:value-type="string" calcext:value-type="string">
            <text:p>Quicksort PM3</text:p>
          </table:table-cell>
          <table:table-cell table:style-name="ce11" office:value-type="float" office:value="69.664314" calcext:value-type="float">
            <text:p>69,664314</text:p>
          </table:table-cell>
          <table:table-cell office:value-type="float" office:value="69.750018" calcext:value-type="float">
            <text:p>69,750018</text:p>
          </table:table-cell>
          <table:table-cell office:value-type="float" office:value="69.832791" calcext:value-type="float">
            <text:p>69,832791</text:p>
          </table:table-cell>
          <table:table-cell table:style-name="ce14" table:formula="of:=AVERAGE([.B21:.D21])" office:value-type="float" office:value="69.749041" calcext:value-type="float">
            <text:p>69,749041</text:p>
          </table:table-cell>
        </table:table-row>
        <table:table-row table:style-name="ro2">
          <table:table-cell table:style-name="ce10" office:value-type="string" calcext:value-type="string">
            <text:p>Heapsort</text:p>
          </table:table-cell>
          <table:table-cell table:style-name="ce11" office:value-type="float" office:value="0.196153" calcext:value-type="float">
            <text:p>0,196153</text:p>
          </table:table-cell>
          <table:table-cell office:value-type="float" office:value="0.195226" calcext:value-type="float">
            <text:p>0,195226</text:p>
          </table:table-cell>
          <table:table-cell office:value-type="float" office:value="0.196664" calcext:value-type="float">
            <text:p>0,196664</text:p>
          </table:table-cell>
          <table:table-cell table:style-name="ce14" table:formula="of:=AVERAGE([.B22:.D22])" office:value-type="float" office:value="0.196014333333333" calcext:value-type="float">
            <text:p>0,196014</text:p>
          </table:table-cell>
        </table:table-row>
        <table:table-row table:style-name="ro2">
          <table:table-cell table:style-name="ce10" office:value-type="string" calcext:value-type="string">
            <text:p>Bubble Sort Melhorado <text:s/>LE</text:p>
          </table:table-cell>
          <table:table-cell table:style-name="ce11" office:value-type="float" office:value="989.780804" calcext:value-type="float">
            <text:p>989,780804</text:p>
          </table:table-cell>
          <table:table-cell office:value-type="float" office:value="997.564963" calcext:value-type="float">
            <text:p>997,564963</text:p>
          </table:table-cell>
          <table:table-cell office:value-type="float" office:value="1050.535209" calcext:value-type="float">
            <text:p>1050,535209</text:p>
          </table:table-cell>
          <table:table-cell table:style-name="ce14" table:formula="of:=AVERAGE([.B23:.D23])" office:value-type="float" office:value="1012.626992" calcext:value-type="float">
            <text:p>1012,626992</text:p>
          </table:table-cell>
        </table:table-row>
        <table:table-row table:style-name="ro2">
          <table:table-cell table:style-name="ce10" office:value-type="string" calcext:value-type="string">
            <text:p>Insertion Sort LE</text:p>
          </table:table-cell>
          <table:table-cell table:style-name="ce11" office:value-type="float" office:value="656.969204" calcext:value-type="float">
            <text:p>656,969204</text:p>
          </table:table-cell>
          <table:table-cell office:value-type="float" office:value="664.585211" calcext:value-type="float">
            <text:p>664,585211</text:p>
          </table:table-cell>
          <table:table-cell office:value-type="float" office:value="608.122587" calcext:value-type="float">
            <text:p>608,122587</text:p>
          </table:table-cell>
          <table:table-cell table:style-name="ce14" table:formula="of:=AVERAGE([.B24:.D24])" office:value-type="float" office:value="643.225667333333" calcext:value-type="float">
            <text:p>643,225667</text:p>
          </table:table-cell>
        </table:table-row>
        <table:table-row table:style-name="ro2">
          <table:table-cell table:style-name="ce10" office:value-type="string" calcext:value-type="string">
            <text:p>Quicksort Pivô no Final LE</text:p>
          </table:table-cell>
          <table:table-cell table:style-name="ce11"/>
          <table:table-cell table:number-columns-repeated="2"/>
          <table:table-cell table:style-name="ce11" table:formula="of:=AVERAGE([.B25:.D25])" office:value-type="string" office:string-value="" calcext:value-type="error">
            <text:p>#DIV/0!</text:p>
          </table:table-cell>
        </table:table-row>
        <table:table-row table:style-name="ro2">
          <table:table-cell table:style-name="ce10" office:value-type="string" calcext:value-type="string">
            <text:p>MergeSort</text:p>
          </table:table-cell>
          <table:table-cell table:style-name="ce11" office:value-type="float" office:value="1.504119" calcext:value-type="float">
            <text:p>1,504119</text:p>
          </table:table-cell>
          <table:table-cell office:value-type="float" office:value="1.480595" calcext:value-type="float">
            <text:p>1,480595</text:p>
          </table:table-cell>
          <table:table-cell office:value-type="float" office:value="1.474652" calcext:value-type="float">
            <text:p>1,474652</text:p>
          </table:table-cell>
          <table:table-cell table:style-name="ce11" table:formula="of:=AVERAGE([.B26:.D26])" office:value-type="float" office:value="1.48645533333333" calcext:value-type="float">
            <text:p>1,48645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27:38.14108936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5.59mm"/>
    </style:style>
    <style:style style:name="co2" style:family="table-column">
      <style:table-column-properties fo:break-before="auto" style:column-width="22.58mm"/>
    </style:style>
    <style:style style:name="co3" style:family="table-column">
      <style:table-column-properties fo:break-before="auto" style:column-width="29.6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108">
      <style:text-properties style:text-position=""/>
    </style:style>
    <style:style style:name="ce5" style:family="table-cell" style:parent-style-name="Default" style:data-style-name="N108">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108">
      <style:text-properties style:text-position="" style:font-name="Liberation Sans" style:font-name-asian="Noto Sans CJK SC Regular" style:font-name-complex="FreeSans"/>
    </style:style>
    <style:style style:name="ce8"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08"/>
    <style:style style:name="ce12" style:family="table-cell" style:parent-style-name="Default" style:data-style-name="N108">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500000" table:style-name="ta1">
        <table:table-column table:style-name="co1" table:default-cell-style-name="Default"/>
        <table:table-column table:style-name="co2" table:visibility="collapse" table:number-columns-repeated="3" table:default-cell-style-name="Default"/>
        <table:table-column table:style-name="co3" table:default-cell-style-name="Default"/>
        <table:table-row table:style-name="ro1" table:number-rows-repeated="28">
          <table:table-cell table:number-columns-repeated="5"/>
        </table:table-row>
        <table:table-row table:style-name="ro2">
          <table:table-cell table:style-name="ce8" office:value-type="string" calcext:value-type="string">
            <text:p>Algoritmos de ordenação 500.000 C</text:p>
          </table:table-cell>
          <table:table-cell table:style-name="ce11"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table:style-name="ce11" office:value-type="string" calcext:value-type="string">
            <text:p>media </text:p>
          </table:table-cell>
        </table:table-row>
        <table:table-row table:style-name="ro2">
          <table:table-cell table:style-name="ce9" office:value-type="string" calcext:value-type="string">
            <text:p>Bubble Sort</text:p>
          </table:table-cell>
          <table:table-cell table:style-name="ce12" office:value-type="float" office:value="593.759341" calcext:value-type="float">
            <text:p>593,759341</text:p>
          </table:table-cell>
          <table:table-cell table:style-name="ce13" office:value-type="float" office:value="594.470089" calcext:value-type="float">
            <text:p>594,470089</text:p>
          </table:table-cell>
          <table:table-cell office:value-type="float" office:value="594.020137" calcext:value-type="float">
            <text:p>594,020137</text:p>
          </table:table-cell>
          <table:table-cell table:style-name="ce11" table:formula="of:=AVERAGE([.B30:.D30])" office:value-type="float" office:value="594.083189" calcext:value-type="float">
            <text:p>594,083189</text:p>
          </table:table-cell>
        </table:table-row>
        <table:table-row table:style-name="ro2">
          <table:table-cell table:style-name="ce10" office:value-type="string" calcext:value-type="string">
            <text:p>Bubble Sort M</text:p>
          </table:table-cell>
          <table:table-cell table:style-name="ce11" office:value-type="float" office:value="0.00296" calcext:value-type="float">
            <text:p>0,002960</text:p>
          </table:table-cell>
          <table:table-cell office:value-type="float" office:value="0.002999" calcext:value-type="float">
            <text:p>0,002999</text:p>
          </table:table-cell>
          <table:table-cell office:value-type="float" office:value="0.002144" calcext:value-type="float">
            <text:p>0,002144</text:p>
          </table:table-cell>
          <table:table-cell table:style-name="ce11" table:formula="of:=AVERAGE([.B31:.D31])" office:value-type="float" office:value="0.002701" calcext:value-type="float">
            <text:p>0,002701</text:p>
          </table:table-cell>
        </table:table-row>
        <table:table-row table:style-name="ro2">
          <table:table-cell table:style-name="ce10" office:value-type="string" calcext:value-type="string">
            <text:p>Insertion Sort</text:p>
          </table:table-cell>
          <table:table-cell table:style-name="ce11" office:value-type="float" office:value="185.962577" calcext:value-type="float">
            <text:p>185,962577</text:p>
          </table:table-cell>
          <table:table-cell office:value-type="float" office:value="185.954005" calcext:value-type="float">
            <text:p>185,954005</text:p>
          </table:table-cell>
          <table:table-cell office:value-type="float" office:value="186.165317" calcext:value-type="float">
            <text:p>186,165317</text:p>
          </table:table-cell>
          <table:table-cell table:style-name="ce11" table:formula="of:=AVERAGE([.B32:.D32])" office:value-type="float" office:value="186.027299666667" calcext:value-type="float">
            <text:p>186,027300</text:p>
          </table:table-cell>
        </table:table-row>
        <table:table-row table:style-name="ro2">
          <table:table-cell table:style-name="ce10" office:value-type="string" calcext:value-type="string">
            <text:p>Quicksort PF</text:p>
          </table:table-cell>
          <table:table-cell table:style-name="ce11" office:value-type="float" office:value="283.555404" calcext:value-type="float">
            <text:p>283,555404</text:p>
          </table:table-cell>
          <table:table-cell office:value-type="float" office:value="283.549733" calcext:value-type="float">
            <text:p>283,549733</text:p>
          </table:table-cell>
          <table:table-cell office:value-type="float" office:value="283.556411" calcext:value-type="float">
            <text:p>283,556411</text:p>
          </table:table-cell>
          <table:table-cell table:style-name="ce11" table:formula="of:=AVERAGE([.B33:.D33])" office:value-type="float" office:value="283.553849333333" calcext:value-type="float">
            <text:p>283,553849</text:p>
          </table:table-cell>
        </table:table-row>
        <table:table-row table:style-name="ro2">
          <table:table-cell table:style-name="ce10" office:value-type="string" calcext:value-type="string">
            <text:p>Quicksort PA </text:p>
          </table:table-cell>
          <table:table-cell table:style-name="ce11" office:value-type="float" office:value="0.459693" calcext:value-type="float">
            <text:p>0,459693</text:p>
          </table:table-cell>
          <table:table-cell office:value-type="float" office:value="0.396236" calcext:value-type="float">
            <text:p>0,396236</text:p>
          </table:table-cell>
          <table:table-cell office:value-type="float" office:value="0.394932" calcext:value-type="float">
            <text:p>0,394932</text:p>
          </table:table-cell>
          <table:table-cell table:style-name="ce14" table:formula="of:=AVERAGE([.B34:.D34])" office:value-type="float" office:value="0.416953666666667" calcext:value-type="float">
            <text:p>0,416954</text:p>
          </table:table-cell>
        </table:table-row>
        <table:table-row table:style-name="ro2">
          <table:table-cell table:style-name="ce10" office:value-type="string" calcext:value-type="string">
            <text:p>Quicksort PM3</text:p>
          </table:table-cell>
          <table:table-cell table:style-name="ce11" office:value-type="float" office:value="0.047549" calcext:value-type="float">
            <text:p>0,047549</text:p>
          </table:table-cell>
          <table:table-cell office:value-type="float" office:value="0.045277" calcext:value-type="float">
            <text:p>0,045277</text:p>
          </table:table-cell>
          <table:table-cell office:value-type="float" office:value="0.050854" calcext:value-type="float">
            <text:p>0,050854</text:p>
          </table:table-cell>
          <table:table-cell table:style-name="ce14" table:formula="of:=AVERAGE([.B35:.D35])" office:value-type="float" office:value="0.0478933333333333" calcext:value-type="float">
            <text:p>0,047893</text:p>
          </table:table-cell>
        </table:table-row>
        <table:table-row table:style-name="ro2">
          <table:table-cell table:style-name="ce10" office:value-type="string" calcext:value-type="string">
            <text:p>Heapsort</text:p>
          </table:table-cell>
          <table:table-cell table:style-name="ce11" office:value-type="float" office:value="0.190976" calcext:value-type="float">
            <text:p>0,190976</text:p>
          </table:table-cell>
          <table:table-cell office:value-type="float" office:value="0.186426" calcext:value-type="float">
            <text:p>0,186426</text:p>
          </table:table-cell>
          <table:table-cell office:value-type="float" office:value="0.188218" calcext:value-type="float">
            <text:p>0,188218</text:p>
          </table:table-cell>
          <table:table-cell table:style-name="ce14" table:formula="of:=AVERAGE([.B36:.D36])" office:value-type="float" office:value="0.18854" calcext:value-type="float">
            <text:p>0,188540</text:p>
          </table:table-cell>
        </table:table-row>
        <table:table-row table:style-name="ro2">
          <table:table-cell table:style-name="ce10" office:value-type="string" calcext:value-type="string">
            <text:p>Bubble Sort Melhorado <text:s/>LE</text:p>
          </table:table-cell>
          <table:table-cell table:style-name="ce11" office:value-type="float" office:value="0.00678" calcext:value-type="float">
            <text:p>0,006780</text:p>
          </table:table-cell>
          <table:table-cell office:value-type="float" office:value="0.006805" calcext:value-type="float">
            <text:p>0,006805</text:p>
          </table:table-cell>
          <table:table-cell office:value-type="float" office:value="0.006299" calcext:value-type="float">
            <text:p>0,006299</text:p>
          </table:table-cell>
          <table:table-cell table:style-name="ce14" table:formula="of:=AVERAGE([.B37:.D37])" office:value-type="float" office:value="0.006628" calcext:value-type="float">
            <text:p>0,006628</text:p>
          </table:table-cell>
        </table:table-row>
        <table:table-row table:style-name="ro2">
          <table:table-cell table:style-name="ce10" office:value-type="string" calcext:value-type="string">
            <text:p>Insertion Sort LE</text:p>
          </table:table-cell>
          <table:table-cell table:style-name="ce11" office:value-type="float" office:value="0.004824" calcext:value-type="float">
            <text:p>0,004824</text:p>
          </table:table-cell>
          <table:table-cell office:value-type="float" office:value="0.004732" calcext:value-type="float">
            <text:p>0,004732</text:p>
          </table:table-cell>
          <table:table-cell office:value-type="float" office:value="0.004811" calcext:value-type="float">
            <text:p>0,004811</text:p>
          </table:table-cell>
          <table:table-cell table:style-name="ce14" table:formula="of:=AVERAGE([.B38:.D38])" office:value-type="float" office:value="0.004789" calcext:value-type="float">
            <text:p>0,004789</text:p>
          </table:table-cell>
        </table:table-row>
        <table:table-row table:style-name="ro2">
          <table:table-cell table:style-name="ce10" office:value-type="string" calcext:value-type="string">
            <text:p>Quicksort Pivô no Final LE</text:p>
          </table:table-cell>
          <table:table-cell table:style-name="ce11"/>
          <table:table-cell table:number-columns-repeated="2"/>
          <table:table-cell table:style-name="ce11" table:formula="of:=AVERAGE([.B39:.D39])" office:value-type="string" office:string-value="" calcext:value-type="error">
            <text:p>#DIV/0!</text:p>
          </table:table-cell>
        </table:table-row>
        <table:table-row table:style-name="ro2">
          <table:table-cell table:style-name="ce10" office:value-type="string" calcext:value-type="string">
            <text:p>MergeSort</text:p>
          </table:table-cell>
          <table:table-cell table:style-name="ce11" office:value-type="float" office:value="1.475642" calcext:value-type="float">
            <text:p>1,475642</text:p>
          </table:table-cell>
          <table:table-cell office:value-type="float" office:value="1.475869" calcext:value-type="float">
            <text:p>1,475869</text:p>
          </table:table-cell>
          <table:table-cell office:value-type="float" office:value="1.481557" calcext:value-type="float">
            <text:p>1,481557</text:p>
          </table:table-cell>
          <table:table-cell table:style-name="ce11" table:formula="of:=AVERAGE([.B40:.D40])" office:value-type="float" office:value="1.47768933333333" calcext:value-type="float">
            <text:p>1,477689</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28:06.98378656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4.33mm"/>
    </style:style>
    <style:style style:name="co2" style:family="table-column">
      <style:table-column-properties fo:break-before="auto" style:column-width="22.58mm"/>
    </style:style>
    <style:style style:name="co3" style:family="table-column">
      <style:table-column-properties fo:break-before="auto" style:column-width="21.24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2"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text-position=""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data-style-name="N108">
      <style:text-properties style:text-position=""/>
    </style:style>
    <style:style style:name="ce4" style:family="table-cell" style:parent-style-name="Default" style:data-style-name="N108">
      <style:text-properties style:text-position="" style:font-name="Liberation Sans" style:font-name-asian="Noto Sans CJK SC Regular" style:font-name-complex="FreeSans"/>
    </style:style>
    <style:style style:name="ce5" style:family="table-cell" style:parent-style-name="Default">
      <style:text-properties style:font-name="Arial" fo:font-size="11pt" fo:language="none" fo:country="none" style:font-name-asian="DejaVu Sans" style:font-size-asian="11pt" style:language-asian="none" style:country-asian="none" style:font-name-complex="Arial" style:font-size-complex="11pt" style:language-complex="none" style:country-complex="none"/>
    </style:style>
    <style:style style:name="ce6"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Arial"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108"/>
    <style:style style:name="ce8" style:family="table-cell" style:parent-style-name="Default" style:data-style-name="N108">
      <style:text-properties style:font-name="Liberation Sans" style:font-name-asian="Noto Sans CJK SC Regular" style:font-name-complex="FreeSans"/>
    </style:style>
  </office:automatic-styles>
  <office:body>
    <office:spreadsheet>
      <table:calculation-settings table:automatic-find-labels="false" table:use-regular-expressions="false"/>
      <table:table table:name="Planilha6" table:style-name="ta1">
        <table:table-column table:style-name="co1" table:default-cell-style-name="ce6"/>
        <table:table-column table:style-name="co2" table:visibility="collapse" table:number-columns-repeated="3" table:default-cell-style-name="Default"/>
        <table:table-column table:style-name="co3" table:default-cell-style-name="ce8"/>
        <table:table-row table:style-name="ro1">
          <table:table-cell table:style-name="ce5" office:value-type="string" calcext:value-type="string">
            <text:p>Algoritmos de ordenação 100.000.000 A</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table:style-name="ce7" office:value-type="string" calcext:value-type="string">
            <text:p>media </text:p>
          </table:table-cell>
        </table:table-row>
        <table:table-row table:style-name="ro1">
          <table:table-cell office:value-type="string" calcext:value-type="string">
            <text:p>Quicksort PA </text:p>
          </table:table-cell>
          <table:table-cell office:value-type="float" office:value="81.590743" calcext:value-type="float">
            <text:p>81,590743</text:p>
          </table:table-cell>
          <table:table-cell office:value-type="float" office:value="81.786429" calcext:value-type="float">
            <text:p>81,786429</text:p>
          </table:table-cell>
          <table:table-cell office:value-type="float" office:value="81.162879" calcext:value-type="float">
            <text:p>81,162879</text:p>
          </table:table-cell>
          <table:table-cell table:formula="of:=AVERAGE([.B2:.D2])" office:value-type="float" office:value="81.5133503333333" calcext:value-type="float">
            <text:p>81,513350</text:p>
          </table:table-cell>
        </table:table-row>
        <table:table-row table:style-name="ro1">
          <table:table-cell office:value-type="string" calcext:value-type="string">
            <text:p>Quicksort PM3</text:p>
          </table:table-cell>
          <table:table-cell office:value-type="float" office:value="21.642773" calcext:value-type="float">
            <text:p>21,642773</text:p>
          </table:table-cell>
          <table:table-cell office:value-type="float" office:value="21.5838" calcext:value-type="float">
            <text:p>21,5838</text:p>
          </table:table-cell>
          <table:table-cell office:value-type="float" office:value="21.599802" calcext:value-type="float">
            <text:p>21,599802</text:p>
          </table:table-cell>
          <table:table-cell table:formula="of:=AVERAGE([.B3:.D3])" office:value-type="float" office:value="21.6087916666667" calcext:value-type="float">
            <text:p>21,608792</text:p>
          </table:table-cell>
        </table:table-row>
        <table:table-row table:style-name="ro1">
          <table:table-cell office:value-type="string" calcext:value-type="string">
            <text:p>Heapsort</text:p>
          </table:table-cell>
          <table:table-cell office:value-type="float" office:value="70.687478" calcext:value-type="float">
            <text:p>70,687478</text:p>
          </table:table-cell>
          <table:table-cell office:value-type="float" office:value="70.857786" calcext:value-type="float">
            <text:p>70,857786</text:p>
          </table:table-cell>
          <table:table-cell office:value-type="float" office:value="74.797541" calcext:value-type="float">
            <text:p>74,797541</text:p>
          </table:table-cell>
          <table:table-cell table:formula="of:=AVERAGE([.B4:.D4])" office:value-type="float" office:value="72.1142683333333" calcext:value-type="float">
            <text:p>72,114268</text:p>
          </table:table-cell>
        </table:table-row>
        <table:table-row table:style-name="ro1">
          <table:table-cell office:value-type="string" calcext:value-type="string">
            <text:p>MergeSort</text:p>
          </table:table-cell>
          <table:table-cell office:value-type="float" office:value="920.737683" calcext:value-type="float">
            <text:p>920,737683</text:p>
          </table:table-cell>
          <table:table-cell office:value-type="float" office:value="921.606792" calcext:value-type="float">
            <text:p>921,606792</text:p>
          </table:table-cell>
          <table:table-cell office:value-type="float" office:value="926.815702" calcext:value-type="float">
            <text:p>926,815702</text:p>
          </table:table-cell>
          <table:table-cell table:style-name="ce7" table:formula="of:=AVERAGE([.B5:.D5])" office:value-type="float" office:value="923.053392333333" calcext:value-type="float">
            <text:p>923,053392</text:p>
          </table:table-cell>
        </table:table-row>
        <table:table-row table:style-name="ro2">
          <table:table-cell table:style-name="Default"/>
          <table:table-cell table:number-columns-repeated="3"/>
          <table:table-cell table:style-name="ce7"/>
        </table:table-row>
        <table:table-row table:style-name="ro1">
          <table:table-cell table:style-name="ce5" office:value-type="string" calcext:value-type="string">
            <text:p>Algoritmos de ordenação 100.000.000 D</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table:style-name="ce7" office:value-type="string" calcext:value-type="string">
            <text:p>media </text:p>
          </table:table-cell>
        </table:table-row>
        <table:table-row table:style-name="ro1">
          <table:table-cell office:value-type="string" calcext:value-type="string">
            <text:p>Quicksort PA </text:p>
          </table:table-cell>
          <table:table-cell table:number-columns-repeated="3"/>
          <table:table-cell table:formula="of:=AVERAGE([.B8:.D8])" office:value-type="string" office:string-value="" calcext:value-type="error">
            <text:p>#DIV/0!</text:p>
          </table:table-cell>
        </table:table-row>
        <table:table-row table:style-name="ro1">
          <table:table-cell office:value-type="string" calcext:value-type="string">
            <text:p>Quicksort PM3</text:p>
          </table:table-cell>
          <table:table-cell table:number-columns-repeated="3"/>
          <table:table-cell table:formula="of:=AVERAGE([.B9:.D9])" office:value-type="string" office:string-value="" calcext:value-type="error">
            <text:p>#DIV/0!</text:p>
          </table:table-cell>
        </table:table-row>
        <table:table-row table:style-name="ro1">
          <table:table-cell office:value-type="string" calcext:value-type="string">
            <text:p>Heapsort</text:p>
          </table:table-cell>
          <table:table-cell office:value-type="float" office:value="40.319792" calcext:value-type="float">
            <text:p>40,319792</text:p>
          </table:table-cell>
          <table:table-cell office:value-type="float" office:value="40.094795" calcext:value-type="float">
            <text:p>40,094795</text:p>
          </table:table-cell>
          <table:table-cell office:value-type="float" office:value="40.049665" calcext:value-type="float">
            <text:p>40,049665</text:p>
          </table:table-cell>
          <table:table-cell table:formula="of:=AVERAGE([.B10:.D10])" office:value-type="float" office:value="40.1547506666667" calcext:value-type="float">
            <text:p>40,154751</text:p>
          </table:table-cell>
        </table:table-row>
        <table:table-row table:style-name="ro1">
          <table:table-cell office:value-type="string" calcext:value-type="string">
            <text:p>MergeSort</text:p>
          </table:table-cell>
          <table:table-cell office:value-type="float" office:value="928.942644" calcext:value-type="float">
            <text:p>928,942644</text:p>
          </table:table-cell>
          <table:table-cell office:value-type="float" office:value="923.062273" calcext:value-type="float">
            <text:p>923,062273</text:p>
          </table:table-cell>
          <table:table-cell office:value-type="float" office:value="923.999357" calcext:value-type="float">
            <text:p>923,999357</text:p>
          </table:table-cell>
          <table:table-cell table:style-name="ce7" table:formula="of:=AVERAGE([.B11:.D11])" office:value-type="float" office:value="925.334758" calcext:value-type="float">
            <text:p>925,334758</text:p>
          </table:table-cell>
        </table:table-row>
        <table:table-row table:style-name="ro2">
          <table:table-cell table:style-name="Default"/>
          <table:table-cell table:number-columns-repeated="3"/>
          <table:table-cell table:style-name="Default"/>
        </table:table-row>
        <table:table-row table:style-name="ro1">
          <table:table-cell table:style-name="ce5" office:value-type="string" calcext:value-type="string">
            <text:p>Algoritmos de ordenação 100.000.000 C</text:p>
          </table:table-cell>
          <table:table-cell office:value-type="string" calcext:value-type="string">
            <text:p>Tempo 1</text:p>
          </table:table-cell>
          <table:table-cell office:value-type="string" calcext:value-type="string">
            <text:p>Tempo 2</text:p>
          </table:table-cell>
          <table:table-cell office:value-type="string" calcext:value-type="string">
            <text:p>Tempo 3</text:p>
          </table:table-cell>
          <table:table-cell table:style-name="ce7" office:value-type="string" calcext:value-type="string">
            <text:p>media </text:p>
          </table:table-cell>
        </table:table-row>
        <table:table-row table:style-name="ro1">
          <table:table-cell office:value-type="string" calcext:value-type="string">
            <text:p>Quicksort PA </text:p>
          </table:table-cell>
          <table:table-cell office:value-type="float" office:value="66.434138" calcext:value-type="float">
            <text:p>66,434138</text:p>
          </table:table-cell>
          <table:table-cell office:value-type="float" office:value="67.646278" calcext:value-type="float">
            <text:p>67,646278</text:p>
          </table:table-cell>
          <table:table-cell office:value-type="float" office:value="66.150899" calcext:value-type="float">
            <text:p>66,150899</text:p>
          </table:table-cell>
          <table:table-cell table:formula="of:=AVERAGE([.B14:.D14])" office:value-type="float" office:value="66.7437716666667" calcext:value-type="float">
            <text:p>66,743772</text:p>
          </table:table-cell>
        </table:table-row>
        <table:table-row table:style-name="ro1">
          <table:table-cell office:value-type="string" calcext:value-type="string">
            <text:p>Quicksort PM3</text:p>
          </table:table-cell>
          <table:table-cell office:value-type="float" office:value="7.184811" calcext:value-type="float">
            <text:p>7,184811</text:p>
          </table:table-cell>
          <table:table-cell office:value-type="float" office:value="7.175162" calcext:value-type="float">
            <text:p>7,175162</text:p>
          </table:table-cell>
          <table:table-cell office:value-type="float" office:value="7.08667" calcext:value-type="float">
            <text:p>7,08667</text:p>
          </table:table-cell>
          <table:table-cell table:formula="of:=AVERAGE([.B15:.D15])" office:value-type="float" office:value="7.148881" calcext:value-type="float">
            <text:p>7,148881</text:p>
          </table:table-cell>
        </table:table-row>
        <table:table-row table:style-name="ro1">
          <table:table-cell office:value-type="string" calcext:value-type="string">
            <text:p>Heapsort</text:p>
          </table:table-cell>
          <table:table-cell office:value-type="float" office:value="38.013833" calcext:value-type="float">
            <text:p>38,013833</text:p>
          </table:table-cell>
          <table:table-cell office:value-type="float" office:value="40.044529" calcext:value-type="float">
            <text:p>40,044529</text:p>
          </table:table-cell>
          <table:table-cell office:value-type="float" office:value="41.228366" calcext:value-type="float">
            <text:p>41,228366</text:p>
          </table:table-cell>
          <table:table-cell table:formula="of:=AVERAGE([.B16:.D16])" office:value-type="float" office:value="39.7622426666667" calcext:value-type="float">
            <text:p>39,762243</text:p>
          </table:table-cell>
        </table:table-row>
        <table:table-row table:style-name="ro1">
          <table:table-cell office:value-type="string" calcext:value-type="string">
            <text:p>MergeSort</text:p>
          </table:table-cell>
          <table:table-cell office:value-type="float" office:value="926.210955" calcext:value-type="float">
            <text:p>926,210955</text:p>
          </table:table-cell>
          <table:table-cell office:value-type="float" office:value="928.654831" calcext:value-type="float">
            <text:p>928,654831</text:p>
          </table:table-cell>
          <table:table-cell office:value-type="float" office:value="927.535186" calcext:value-type="float">
            <text:p>927,535186</text:p>
          </table:table-cell>
          <table:table-cell table:style-name="ce7" table:formula="of:=AVERAGE([.B17:.D17])" office:value-type="float" office:value="927.466990666667" calcext:value-type="float">
            <text:p>927,466991</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0:22:37.41415437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